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ＭＳ 明朝1" svg:font-family="'ＭＳ 明朝'" style:font-family-generic="roman"/>
    <style:font-face style:name="メイリオ2" svg:font-family="メイリオ" style:font-adornments="標準" style:font-pitch="variable"/>
    <style:font-face style:name="ＭＳ 明朝" svg:font-family="'ＭＳ 明朝'" style:font-pitch="variable"/>
    <style:font-face style:name="ＭＳ Ｐ明朝1" svg:font-family="'ＭＳ Ｐ明朝'" style:font-pitch="variable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3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00399" style:font-name-asian="メイリオ" style:font-size-asian="9pt" style:language-asian="ja" style:country-asian="JP" style:font-style-asian="normal" style:font-size-complex="9pt" style:font-style-complex="normal"/>
    </style:style>
    <style:style style:name="P4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048d9" style:font-name-asian="メイリオ" style:font-size-asian="9pt" style:language-asian="ja" style:country-asian="JP" style:font-style-asian="normal" style:font-size-complex="9pt" style:font-style-complex="normal"/>
    </style:style>
    <style:style style:name="P5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05501" style:font-name-asian="メイリオ" style:font-size-asian="9pt" style:language-asian="ja" style:country-asian="JP" style:font-style-asian="normal" style:font-size-complex="9pt" style:font-style-complex="normal"/>
    </style:style>
    <style:style style:name="P6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21e00" style:font-name-asian="メイリオ" style:font-size-asian="9pt" style:language-asian="ja" style:country-asian="JP" style:font-style-asian="normal" style:font-size-complex="9pt" style:font-style-complex="normal"/>
    </style:style>
    <style:style style:name="P7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2a9df" style:font-name-asian="メイリオ" style:font-size-asian="9pt" style:language-asian="ja" style:country-asian="JP" style:font-style-asian="normal" style:font-size-complex="9pt" style:font-style-complex="normal"/>
    </style:style>
    <style:style style:name="P8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35f6e" style:font-name-asian="メイリオ" style:font-size-asian="9pt" style:language-asian="ja" style:country-asian="JP" style:font-style-asian="normal" style:font-size-complex="9pt" style:font-style-complex="normal"/>
    </style:style>
    <style:style style:name="P9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7587a" style:font-name-asian="メイリオ" style:font-size-asian="9pt" style:language-asian="ja" style:country-asian="JP" style:font-style-asian="normal" style:font-size-complex="9pt" style:font-style-complex="normal"/>
    </style:style>
    <style:style style:name="P10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7fb39" style:font-name-asian="メイリオ" style:font-size-asian="9pt" style:language-asian="ja" style:country-asian="JP" style:font-style-asian="normal" style:font-size-complex="9pt" style:font-style-complex="normal"/>
    </style:style>
    <style:style style:name="P11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b7f37" style:font-name-asian="メイリオ" style:font-size-asian="9pt" style:language-asian="ja" style:country-asian="JP" style:font-style-asian="normal" style:font-size-complex="9pt" style:font-style-complex="normal"/>
    </style:style>
    <style:style style:name="P12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d2d2b" style:font-name-asian="メイリオ" style:font-size-asian="9pt" style:language-asian="ja" style:country-asian="JP" style:font-style-asian="normal" style:font-size-complex="9pt" style:font-style-complex="normal"/>
    </style:style>
    <style:style style:name="P13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14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62fd2" style:font-name-asian="メイリオ" style:font-size-asian="9pt" style:language-asian="ja" style:country-asian="JP" style:font-style-asian="normal" style:font-size-complex="9pt" style:font-style-complex="normal"/>
    </style:style>
    <style:style style:name="P15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00399" style:font-name-asian="メイリオ" style:font-size-asian="9pt" style:language-asian="ja" style:country-asian="JP" style:font-style-asian="normal" style:font-size-complex="9pt" style:font-style-complex="normal"/>
    </style:style>
    <style:style style:name="P16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7587a" style:font-name-asian="メイリオ" style:font-size-asian="9pt" style:language-asian="ja" style:country-asian="JP" style:font-style-asian="normal" style:font-size-complex="9pt" style:font-style-complex="normal"/>
    </style:style>
    <style:style style:name="P17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7fb39" style:font-name-asian="メイリオ" style:font-size-asian="9pt" style:language-asian="ja" style:country-asian="JP" style:font-style-asian="normal" style:font-size-complex="9pt" style:font-style-complex="normal"/>
    </style:style>
    <style:style style:name="P18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ec403" style:font-name-asian="メイリオ" style:font-size-asian="9pt" style:language-asian="ja" style:country-asian="JP" style:font-style-asian="normal" style:font-size-complex="9pt" style:font-style-complex="normal"/>
    </style:style>
    <style:style style:name="P19" style:family="paragraph" style:parent-style-name="Standard">
      <style:paragraph-properties fo:line-height="0.388cm"/>
      <style:text-properties style:font-name="メイリオ" fo:font-size="9pt" fo:font-style="normal" officeooo:rsid="002232e1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20" style:family="paragraph" style:parent-style-name="Standard">
      <style:paragraph-properties fo:line-height="0.388cm"/>
      <style:text-properties style:font-name="メイリオ" fo:font-size="9pt" fo:font-style="normal" officeooo:paragraph-rsid="002f369c" style:font-name-asian="メイリオ" style:font-size-asian="9pt" style:font-style-asian="normal" style:font-size-complex="9pt" style:font-style-complex="normal"/>
    </style:style>
    <style:style style:name="P21" style:family="paragraph" style:parent-style-name="Standard">
      <style:paragraph-properties fo:line-height="0.388cm"/>
      <style:text-properties style:font-name="メイリオ" fo:font-size="9pt" fo:font-style="normal" officeooo:paragraph-rsid="00462fd2" style:font-name-asian="メイリオ" style:font-size-asian="9pt" style:font-style-asian="normal" style:font-size-complex="9pt" style:font-style-complex="normal"/>
    </style:style>
    <style:style style:name="P2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paragraph-rsid="002f369c" style:font-name-asian="メイリオ" style:font-size-asian="9pt" style:font-style-asian="normal" style:font-size-complex="9pt" style:font-style-complex="normal"/>
    </style:style>
    <style:style style:name="P23" style:family="paragraph" style:parent-style-name="Standard">
      <style:paragraph-properties fo:line-height="0.388cm"/>
      <style:text-properties style:font-name="メイリオ" fo:font-size="9pt" fo:font-style="normal" officeooo:paragraph-rsid="0047587a" style:font-name-asian="メイリオ" style:font-size-asian="9pt" style:font-style-asian="normal" style:font-size-complex="9pt" style:font-style-complex="normal"/>
    </style:style>
    <style:style style:name="P24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5956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62fd2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7fb3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16b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1e0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35f6e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5134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7587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b7f37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d2d2b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239e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36c14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 fo:line-height="0.388cm"/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5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f5177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f5177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0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232e1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232e1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3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4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216b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5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21e0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6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paragraph-properties fo:line-height="0.388cm"/>
      <style:text-properties style:font-name="メイリオ" fo:font-size="9pt" fo:font-style="normal" fo:font-weight="normal" officeooo:rsid="0029e0cb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8" style:family="paragraph" style:parent-style-name="Standard">
      <style:paragraph-properties fo:line-height="0.388cm"/>
      <style:text-properties style:font-name="メイリオ" fo:font-size="9pt" fo:font-style="normal" fo:font-weight="normal" officeooo:rsid="0029e0cb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9" style:family="paragraph" style:parent-style-name="Standard">
      <style:paragraph-properties fo:line-height="0.388cm"/>
      <style:text-properties style:font-name="メイリオ" fo:font-size="9pt" fo:font-style="normal" fo:font-weight="normal" officeooo:rsid="0029e0cb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9e0cb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9e0cb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style:paragraph-properties fo:line-height="0.388cm"/>
      <style:text-properties style:font-name="メイリオ" fo:font-size="9pt" fo:font-style="normal" fo:font-weight="normal" officeooo:rsid="002ad59a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>
      <style:paragraph-properties fo:line-height="0.388cm"/>
      <style:text-properties style:font-name="メイリオ" fo:font-size="9pt" fo:font-style="normal" fo:font-weight="normal" officeooo:rsid="002ad59a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35f6e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3c7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5134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8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c9c98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0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bfa40" officeooo:paragraph-rsid="0037463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1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47587a" officeooo:paragraph-rsid="0047587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3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47587a" officeooo:paragraph-rsid="0047fb3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4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paragraph-rsid="002f369c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paragraph-rsid="0038e44a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P76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1f5177" officeooo:paragraph-rsid="0038e44a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7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1f5177" officeooo:paragraph-rsid="002f369c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8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0f9db4" officeooo:paragraph-rsid="0038e44a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9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0f9db4" officeooo:paragraph-rsid="002f369c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80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2f369c" style:font-name-asian="メイリオ" style:font-size-asian="9pt" style:language-asian="ja" style:country-asian="JP" style:font-size-complex="9pt"/>
    </style:style>
    <style:style style:name="P81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00399" style:font-name-asian="メイリオ" style:font-size-asian="9pt" style:language-asian="ja" style:country-asian="JP" style:font-size-complex="9pt"/>
    </style:style>
    <style:style style:name="P82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048d9" style:font-name-asian="メイリオ" style:font-size-asian="9pt" style:language-asian="ja" style:country-asian="JP" style:font-size-complex="9pt"/>
    </style:style>
    <style:style style:name="P83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05501" style:font-name-asian="メイリオ" style:font-size-asian="9pt" style:language-asian="ja" style:country-asian="JP" style:font-size-complex="9pt"/>
    </style:style>
    <style:style style:name="P84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21e00" style:font-name-asian="メイリオ" style:font-size-asian="9pt" style:language-asian="ja" style:country-asian="JP" style:font-size-complex="9pt"/>
    </style:style>
    <style:style style:name="P85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2a9df" style:font-name-asian="メイリオ" style:font-size-asian="9pt" style:language-asian="ja" style:country-asian="JP" style:font-size-complex="9pt"/>
    </style:style>
    <style:style style:name="P86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3c74a" style:font-name-asian="メイリオ" style:font-size-asian="9pt" style:language-asian="ja" style:country-asian="JP" style:font-size-complex="9pt"/>
    </style:style>
    <style:style style:name="P87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35f6e" style:font-name-asian="メイリオ" style:font-size-asian="9pt" style:language-asian="ja" style:country-asian="JP" style:font-size-complex="9pt"/>
    </style:style>
    <style:style style:name="P88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7fb39" style:font-name-asian="メイリオ" style:font-size-asian="9pt" style:language-asian="ja" style:country-asian="JP" style:font-size-complex="9pt"/>
    </style:style>
    <style:style style:name="P89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b7f37" style:font-name-asian="メイリオ" style:font-size-asian="9pt" style:language-asian="ja" style:country-asian="JP" style:font-size-complex="9pt"/>
    </style:style>
    <style:style style:name="P90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d2d2b" style:font-name-asian="メイリオ" style:font-size-asian="9pt" style:language-asian="ja" style:country-asian="JP" style:font-size-complex="9pt"/>
    </style:style>
    <style:style style:name="P91" style:family="paragraph" style:parent-style-name="Standard">
      <style:paragraph-properties fo:line-height="0.388cm"/>
      <style:text-properties style:font-name="メイリオ" fo:font-size="9pt" officeooo:rsid="000f9db4" officeooo:paragraph-rsid="002f369c" style:font-name-asian="メイリオ" style:font-size-asian="9pt" style:language-asian="ja" style:country-asian="JP" style:font-size-complex="9pt"/>
    </style:style>
    <style:style style:name="P92" style:family="paragraph" style:parent-style-name="Standard">
      <style:paragraph-properties fo:line-height="0.388cm"/>
      <style:text-properties style:font-name="メイリオ" fo:font-size="9pt" officeooo:rsid="000f9db4" officeooo:paragraph-rsid="00400399" style:font-name-asian="メイリオ" style:font-size-asian="9pt" style:language-asian="ja" style:country-asian="JP" style:font-size-complex="9pt"/>
    </style:style>
    <style:style style:name="P93" style:family="paragraph" style:parent-style-name="Standard">
      <style:paragraph-properties fo:line-height="0.388cm"/>
      <style:text-properties style:font-name="メイリオ" fo:font-size="9pt" officeooo:rsid="000f9db4" officeooo:paragraph-rsid="004048d9" style:font-name-asian="メイリオ" style:font-size-asian="9pt" style:language-asian="ja" style:country-asian="JP" style:font-size-complex="9pt"/>
    </style:style>
    <style:style style:name="P94" style:family="paragraph" style:parent-style-name="Standard">
      <style:paragraph-properties fo:line-height="0.388cm"/>
      <style:text-properties style:font-name="メイリオ" fo:font-size="9pt" officeooo:rsid="000f9db4" officeooo:paragraph-rsid="00405501" style:font-name-asian="メイリオ" style:font-size-asian="9pt" style:language-asian="ja" style:country-asian="JP" style:font-size-complex="9pt"/>
    </style:style>
    <style:style style:name="P95" style:family="paragraph" style:parent-style-name="Standard">
      <style:paragraph-properties fo:line-height="0.388cm"/>
      <style:text-properties style:font-name="メイリオ" fo:font-size="9pt" officeooo:rsid="000f9db4" officeooo:paragraph-rsid="0040bd56" style:font-name-asian="メイリオ" style:font-size-asian="9pt" style:language-asian="ja" style:country-asian="JP" style:font-size-complex="9pt"/>
    </style:style>
    <style:style style:name="P96" style:family="paragraph" style:parent-style-name="Standard">
      <style:paragraph-properties fo:line-height="0.388cm"/>
      <style:text-properties style:font-name="メイリオ" fo:font-size="9pt" officeooo:rsid="000f9db4" officeooo:paragraph-rsid="004216b8" style:font-name-asian="メイリオ" style:font-size-asian="9pt" style:language-asian="ja" style:country-asian="JP" style:font-size-complex="9pt"/>
    </style:style>
    <style:style style:name="P97" style:family="paragraph" style:parent-style-name="Standard">
      <style:paragraph-properties fo:line-height="0.388cm"/>
      <style:text-properties style:font-name="メイリオ" fo:font-size="9pt" officeooo:rsid="000f9db4" officeooo:paragraph-rsid="00421e00" style:font-name-asian="メイリオ" style:font-size-asian="9pt" style:language-asian="ja" style:country-asian="JP" style:font-size-complex="9pt"/>
    </style:style>
    <style:style style:name="P98" style:family="paragraph" style:parent-style-name="Standard">
      <style:paragraph-properties fo:line-height="0.388cm"/>
      <style:text-properties style:font-name="メイリオ" fo:font-size="9pt" officeooo:rsid="000f9db4" officeooo:paragraph-rsid="0042a9df" style:font-name-asian="メイリオ" style:font-size-asian="9pt" style:language-asian="ja" style:country-asian="JP" style:font-size-complex="9pt"/>
    </style:style>
    <style:style style:name="P99" style:family="paragraph" style:parent-style-name="Standard">
      <style:paragraph-properties fo:line-height="0.388cm"/>
      <style:text-properties style:font-name="メイリオ" fo:font-size="9pt" officeooo:rsid="000f9db4" officeooo:paragraph-rsid="00435f6e" style:font-name-asian="メイリオ" style:font-size-asian="9pt" style:language-asian="ja" style:country-asian="JP" style:font-size-complex="9pt"/>
    </style:style>
    <style:style style:name="P100" style:family="paragraph" style:parent-style-name="Standard">
      <style:paragraph-properties fo:line-height="0.388cm"/>
      <style:text-properties style:font-name="メイリオ" fo:font-size="9pt" officeooo:rsid="000f9db4" officeooo:paragraph-rsid="00451343" style:font-name-asian="メイリオ" style:font-size-asian="9pt" style:language-asian="ja" style:country-asian="JP" style:font-size-complex="9pt"/>
    </style:style>
    <style:style style:name="P101" style:family="paragraph" style:parent-style-name="Standard">
      <style:paragraph-properties fo:line-height="0.388cm"/>
      <style:text-properties style:font-name="メイリオ" fo:font-size="9pt" officeooo:rsid="000f9db4" officeooo:paragraph-rsid="0047fb39" style:font-name-asian="メイリオ" style:font-size-asian="9pt" style:language-asian="ja" style:country-asian="JP" style:font-size-complex="9pt"/>
    </style:style>
    <style:style style:name="P102" style:family="paragraph" style:parent-style-name="Standard">
      <style:paragraph-properties fo:line-height="0.388cm"/>
      <style:text-properties style:font-name="メイリオ" fo:font-size="9pt" officeooo:rsid="000f9db4" officeooo:paragraph-rsid="004b7f37" style:font-name-asian="メイリオ" style:font-size-asian="9pt" style:language-asian="ja" style:country-asian="JP" style:font-size-complex="9pt"/>
    </style:style>
    <style:style style:name="P103" style:family="paragraph" style:parent-style-name="Standard">
      <style:paragraph-properties fo:line-height="0.388cm"/>
      <style:text-properties style:font-name="メイリオ" fo:font-size="9pt" officeooo:rsid="000f9db4" officeooo:paragraph-rsid="004d2d2b" style:font-name-asian="メイリオ" style:font-size-asian="9pt" style:language-asian="ja" style:country-asian="JP" style:font-size-complex="9pt"/>
    </style:style>
    <style:style style:name="P104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ac34d" style:font-name-asian="メイリオ" style:font-size-asian="9pt" style:language-asian="ja" style:country-asian="JP" style:font-size-complex="9pt"/>
    </style:style>
    <style:style style:name="P105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2f369c" style:font-name-asian="メイリオ" style:font-size-asian="9pt" style:language-asian="ja" style:country-asian="JP" style:font-size-complex="9pt"/>
    </style:style>
    <style:style style:name="P106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8e44a" style:font-name-asian="メイリオ" style:font-size-asian="9pt" style:language-asian="ja" style:country-asian="JP" style:font-size-complex="9pt"/>
    </style:style>
    <style:style style:name="P107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b97b" style:font-name-asian="メイリオ" style:font-size-asian="9pt" style:language-asian="ja" style:country-asian="JP" style:font-size-complex="9pt"/>
    </style:style>
    <style:style style:name="P108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deca" style:font-name-asian="メイリオ" style:font-size-asian="9pt" style:language-asian="ja" style:country-asian="JP" style:font-size-complex="9pt"/>
    </style:style>
    <style:style style:name="P109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dd807" style:font-name-asian="メイリオ" style:font-size-asian="9pt" style:language-asian="ja" style:country-asian="JP" style:font-size-complex="9pt"/>
    </style:style>
    <style:style style:name="P110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fd3f4" style:font-name-asian="メイリオ" style:font-size-asian="9pt" style:language-asian="ja" style:country-asian="JP" style:font-size-complex="9pt"/>
    </style:style>
    <style:style style:name="P111" style:family="paragraph" style:parent-style-name="Standard">
      <style:paragraph-properties fo:line-height="0.388cm" fo:text-align="start" style:justify-single-word="false"/>
      <style:text-properties style:font-name="メイリオ" fo:font-size="9pt" officeooo:rsid="001bfa40" officeooo:paragraph-rsid="0038e44a" style:font-name-asian="メイリオ" style:font-size-asian="9pt" style:language-asian="ja" style:country-asian="JP" style:font-size-complex="9pt"/>
    </style:style>
    <style:style style:name="P112" style:family="paragraph" style:parent-style-name="Standard">
      <style:paragraph-properties fo:line-height="0.388cm" fo:text-align="start" style:justify-single-word="false"/>
      <style:text-properties style:font-name="メイリオ" fo:font-size="9pt" officeooo:rsid="001bfa40" officeooo:paragraph-rsid="002f369c" style:font-name-asian="メイリオ" style:font-size-asian="9pt" style:language-asian="ja" style:country-asian="JP" style:font-size-complex="9pt"/>
    </style:style>
    <style:style style:name="P113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2f369c" style:font-name-asian="メイリオ" style:font-size-asian="9pt" style:font-size-complex="9pt"/>
    </style:style>
    <style:style style:name="P114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8e44a" style:font-name-asian="メイリオ" style:font-size-asian="9pt" style:font-size-complex="9pt"/>
    </style:style>
    <style:style style:name="P115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ac34d" style:font-name-asian="メイリオ" style:font-size-asian="9pt" style:font-size-complex="9pt"/>
    </style:style>
    <style:style style:name="P116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b97b" style:font-name-asian="メイリオ" style:font-size-asian="9pt" style:font-size-complex="9pt"/>
    </style:style>
    <style:style style:name="P117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deca" style:font-name-asian="メイリオ" style:font-size-asian="9pt" style:font-size-complex="9pt"/>
    </style:style>
    <style:style style:name="P118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fd3f4" style:font-name-asian="メイリオ" style:font-size-asian="9pt" style:font-size-complex="9pt"/>
    </style:style>
    <style:style style:name="P119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4ac7dd" style:font-name-asian="メイリオ" style:font-size-asian="9pt" style:font-size-complex="9pt"/>
    </style:style>
    <style:style style:name="P120" style:family="paragraph" style:parent-style-name="Standard">
      <style:paragraph-properties fo:line-height="0.388cm"/>
      <style:text-properties style:font-name="メイリオ" fo:font-size="9pt" officeooo:paragraph-rsid="00400399" style:font-name-asian="メイリオ" style:font-size-asian="9pt" style:font-size-complex="9pt"/>
    </style:style>
    <style:style style:name="P121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2f369c" style:font-name-asian="メイリオ" style:font-size-asian="9pt" style:font-weight-asian="normal" style:font-size-complex="9pt" style:font-weight-complex="normal"/>
    </style:style>
    <style:style style:name="P122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38e44a" style:font-name-asian="メイリオ" style:font-size-asian="9pt" style:font-weight-asian="normal" style:font-size-complex="9pt" style:font-weight-complex="normal"/>
    </style:style>
    <style:style style:name="P123" style:family="paragraph" style:parent-style-name="Standard">
      <style:paragraph-properties fo:line-height="100%" fo:text-align="start" style:justify-single-word="false"/>
      <style:text-properties style:font-name="メイリオ" fo:font-size="10.25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124" style:family="paragraph" style:parent-style-name="Standard">
      <style:paragraph-properties fo:line-height="100%" fo:text-align="end" style:justify-single-word="false"/>
      <style:text-properties style:font-name="メイリオ" fo:font-size="13pt" fo:font-style="normal" fo:font-weight="bold" officeooo:rsid="000f9db4" officeooo:paragraph-rsid="002f369c" style:font-name-asian="メイリオ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125" style:family="paragraph" style:parent-style-name="Standard">
      <style:paragraph-properties fo:line-height="0.388cm" fo:text-align="start" style:justify-single-word="false"/>
      <style:text-properties style:font-name="メイリオ" fo:font-size="10pt" fo:font-style="normal" fo:font-weight="bold" officeooo:rsid="000f9db4" officeooo:paragraph-rsid="002f369c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12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5fecc" officeooo:paragraph-rsid="0040039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7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9e0cb" officeooo:paragraph-rsid="0040039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78571" officeooo:paragraph-rsid="002f369c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78571" officeooo:paragraph-rsid="0047fb3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0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7fb3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1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b7f37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d2d2b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3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italic" fo:font-weight="normal" officeooo:rsid="002232e1" officeooo:paragraph-rsid="002f369c" fo:background-color="transparent" style:font-name-asian="メイリオ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P13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italic" fo:font-weight="normal" officeooo:rsid="0025fecc" officeooo:paragraph-rsid="00400399" fo:background-color="transparent" style:font-name-asian="メイリオ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P13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10.25pt" fo:font-style="normal" fo:font-weight="normal" officeooo:rsid="002c9c98" officeooo:paragraph-rsid="002f369c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6" style:family="paragraph" style:parent-style-name="Standard">
      <style:paragraph-properties fo:text-align="end" style:justify-single-word="false"/>
      <style:text-properties officeooo:paragraph-rsid="002f369c" style:language-asian="ja" style:country-asian="JP"/>
    </style:style>
    <style:style style:name="P137" style:family="paragraph" style:parent-style-name="Standard">
      <style:text-properties officeooo:paragraph-rsid="002f369c" style:language-asian="ja" style:country-asian="JP"/>
    </style:style>
    <style:style style:name="P138" style:family="paragraph" style:parent-style-name="Standard">
      <style:paragraph-properties fo:text-align="center" style:justify-single-word="false"/>
      <style:text-properties fo:font-size="20pt" officeooo:paragraph-rsid="002f369c" style:font-name-asian="ＭＳ 明朝1" style:font-size-asian="20pt" style:language-asian="ja" style:country-asian="JP" style:font-size-complex="20pt"/>
    </style:style>
    <style:style style:name="P139" style:family="paragraph" style:parent-style-name="Standard">
      <style:paragraph-properties fo:line-height="100%" fo:text-align="start" style:justify-single-word="false"/>
      <style:text-properties officeooo:paragraph-rsid="002f369c"/>
    </style:style>
    <style:style style:name="P140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cdeca" officeooo:paragraph-rsid="003cdeca" style:font-name-asian="メイリオ" style:font-size-asian="9pt" style:language-asian="ja" style:country-asian="JP" style:font-size-complex="9pt"/>
    </style:style>
    <style:style style:name="P141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cdeca" officeooo:paragraph-rsid="003fd3f4" style:font-name-asian="メイリオ" style:font-size-asian="9pt" style:language-asian="ja" style:country-asian="JP" style:font-size-complex="9pt"/>
    </style:style>
    <style:style style:name="P142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8e44a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3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8e44a" officeooo:paragraph-rsid="0038e44a" style:font-name-asian="メイリオ" style:font-size-asian="9pt" style:font-weight-asian="normal" style:font-size-complex="9pt" style:font-weight-complex="normal"/>
    </style:style>
    <style:style style:name="P144" style:family="paragraph" style:parent-style-name="ボルグドキュメントスタイル">
      <style:paragraph-properties fo:margin-left="0cm" fo:margin-right="0cm" fo:text-indent="0cm" style:auto-text-indent="false"/>
      <style:text-properties officeooo:paragraph-rsid="002f369c" style:font-name-asian="メイリオ"/>
    </style:style>
    <style:style style:name="P145" style:family="paragraph" style:parent-style-name="ボルグドキュメントスタイル">
      <style:paragraph-properties fo:margin-left="0cm" fo:margin-right="0cm" fo:text-indent="0cm" style:auto-text-indent="false"/>
      <style:text-properties style:font-name="メイリオ" fo:font-size="9pt" officeooo:paragraph-rsid="002f369c" style:font-name-asian="メイリオ" style:font-size-asian="9pt" style:font-size-complex="9pt"/>
    </style:style>
    <style:style style:name="P146" style:family="paragraph" style:parent-style-name="Standard" style:master-page-name="">
      <style:paragraph-properties fo:line-height="0.388cm" fo:text-align="start" style:justify-single-word="false" style:page-number="auto">
        <style:tab-stops>
          <style:tab-stop style:position="0cm" style:leader-style="dotted" style:leader-text="."/>
        </style:tab-stops>
      </style:paragraph-properties>
      <style:text-properties style:font-name="メイリオ" fo:font-size="10pt" fo:font-style="normal" fo:font-weight="bold" officeooo:rsid="000f9db4" officeooo:paragraph-rsid="002f369c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147" style:family="paragraph" style:parent-style-name="大項目_3000_要約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622a1f" officeooo:paragraph-rsid="003239e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8" style:family="paragraph" style:parent-style-name="Standard" style:master-page-name="First_20_Page">
      <style:paragraph-properties fo:text-align="start" style:justify-single-word="false" style:page-number="auto"/>
      <style:text-properties fo:font-size="12pt" officeooo:paragraph-rsid="002f369c" style:font-name-asian="ＭＳ 明朝1" style:font-size-asian="12pt" style:language-asian="ja" style:country-asian="JP" style:font-size-complex="12pt"/>
    </style:style>
    <style:style style:name="P149" style:family="paragraph" style:parent-style-name="Standard" style:master-page-name="Standard">
      <style:paragraph-properties fo:line-height="100%" fo:text-align="start" style:justify-single-word="false" style:page-number="1" fo:break-before="page"/>
      <style:text-properties style:font-name="メイリオ" fo:font-size="10.25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150" style:family="paragraph" style:parent-style-name="Standard">
      <style:paragraph-properties fo:line-height="100%" fo:text-align="end" style:justify-single-word="false"/>
      <style:text-properties style:font-name="メイリオ" fo:font-size="12pt" fo:font-style="normal" fo:font-weight="normal" officeooo:rsid="000f9db4" officeooo:paragraph-rsid="002f369c" style:font-name-asian="ＭＳ 明朝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text-align="center" style:justify-single-word="false"/>
      <style:text-properties style:font-name="ＭＳ 明朝" fo:font-size="20pt" fo:font-weight="bold" officeooo:paragraph-rsid="002f369c" style:font-name-asian="ＭＳ 明朝" style:font-size-asian="20pt" style:language-asian="ja" style:country-asian="JP" style:font-weight-asian="bold" style:font-size-complex="20pt" style:font-weight-complex="bold"/>
    </style:style>
    <style:style style:name="P152" style:family="paragraph" style:parent-style-name="Standard">
      <style:paragraph-properties fo:text-align="center" style:justify-single-word="false"/>
      <style:text-properties style:font-name="ＭＳ 明朝" fo:font-size="20pt" fo:font-weight="bold" officeooo:rsid="017a0df9" officeooo:paragraph-rsid="002f369c" style:font-name-asian="ＭＳ 明朝" style:font-size-asian="20pt" style:language-asian="ja" style:country-asian="JP" style:font-weight-asian="bold" style:font-size-complex="20pt" style:font-weight-complex="bold"/>
    </style:style>
    <style:style style:name="P153" style:family="paragraph" style:parent-style-name="Standard">
      <style:text-properties officeooo:paragraph-rsid="002f369c" style:font-name-asian="ＭＳ 明朝" style:language-asian="ja" style:country-asian="JP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bfa40" style:language-asian="ja" style:country-asian="JP"/>
    </style:style>
    <style:style style:name="T3" style:family="text">
      <style:text-properties officeooo:rsid="001d7b89" style:language-asian="ja" style:country-asian="JP"/>
    </style:style>
    <style:style style:name="T4" style:family="text">
      <style:text-properties officeooo:rsid="0020603c" style:language-asian="ja" style:country-asian="JP"/>
    </style:style>
    <style:style style:name="T5" style:family="text">
      <style:text-properties officeooo:rsid="0038e44a" style:language-asian="ja" style:country-asian="JP"/>
    </style:style>
    <style:style style:name="T6" style:family="text">
      <style:text-properties officeooo:rsid="003ac34d" style:language-asian="ja" style:country-asian="JP"/>
    </style:style>
    <style:style style:name="T7" style:family="text">
      <style:text-properties officeooo:rsid="000f9db4" style:language-asian="ja" style:country-asian="JP"/>
    </style:style>
    <style:style style:name="T8" style:family="text">
      <style:text-properties officeooo:rsid="0025fecc" style:language-asian="ja" style:country-asian="JP"/>
    </style:style>
    <style:style style:name="T9" style:family="text">
      <style:text-properties officeooo:rsid="002232e1" style:language-asian="ja" style:country-asian="JP"/>
    </style:style>
    <style:style style:name="T10" style:family="text">
      <style:text-properties officeooo:rsid="009d6b04" style:language-asian="ja" style:country-asian="JP"/>
    </style:style>
    <style:style style:name="T11" style:family="text">
      <style:text-properties officeooo:rsid="004ac7dd" style:language-asian="ja" style:country-asian="JP"/>
    </style:style>
    <style:style style:name="T12" style:family="text">
      <style:text-properties officeooo:rsid="001bfa40"/>
    </style:style>
    <style:style style:name="T13" style:family="text">
      <style:text-properties fo:font-variant="normal" fo:text-transform="none" fo:color="#222222" fo:letter-spacing="normal"/>
    </style:style>
    <style:style style:name="T14" style:family="text">
      <style:text-properties fo:font-variant="normal" fo:text-transform="none" fo:color="#222222" fo:letter-spacing="normal" fo:font-style="normal"/>
    </style:style>
    <style:style style:name="T15" style:family="text">
      <style:text-properties fo:font-variant="normal" fo:text-transform="none" fo:color="#222222" fo:letter-spacing="normal" fo:font-style="normal" style:language-asian="ja" style:country-asian="JP"/>
    </style:style>
    <style:style style:name="T16" style:family="text">
      <style:text-properties fo:font-variant="normal" fo:text-transform="none" fo:color="#222222" fo:letter-spacing="normal" fo:font-style="normal" fo:font-weight="normal"/>
    </style:style>
    <style:style style:name="T17" style:family="text">
      <style:text-properties fo:font-variant="normal" fo:text-transform="none" fo:color="#222222" fo:letter-spacing="normal" fo:font-style="normal" fo:font-weight="normal" officeooo:rsid="003ac34d" style:language-asian="ja" style:country-asian="JP"/>
    </style:style>
    <style:style style:name="T18" style:family="text">
      <style:text-properties fo:font-variant="normal" fo:text-transform="none" fo:color="#222222" fo:letter-spacing="normal" fo:font-style="normal" fo:font-weight="normal" officeooo:rsid="003cdeca" style:language-asian="ja" style:country-asian="JP"/>
    </style:style>
    <style:style style:name="T19" style:family="text">
      <style:text-properties fo:font-variant="normal" fo:text-transform="none" fo:color="#222222" fo:letter-spacing="normal" fo:font-style="normal" fo:font-weight="normal" officeooo:rsid="003fd3f4" style:language-asian="ja" style:country-asian="JP"/>
    </style:style>
    <style:style style:name="T20" style:family="text">
      <style:text-properties fo:font-variant="normal" fo:text-transform="none" fo:color="#222222" fo:letter-spacing="normal" fo:font-style="normal" fo:font-weight="normal" officeooo:rsid="003ac34d"/>
    </style:style>
    <style:style style:name="T21" style:family="text">
      <style:text-properties fo:font-variant="normal" fo:text-transform="none" fo:color="#222222" fo:letter-spacing="normal" fo:font-style="normal" fo:font-weight="normal" officeooo:rsid="003cdeca"/>
    </style:style>
    <style:style style:name="T22" style:family="text">
      <style:text-properties fo:font-variant="normal" fo:text-transform="none" fo:color="#222222" fo:letter-spacing="normal" fo:font-style="normal" fo:font-weight="normal" officeooo:rsid="003fd3f4"/>
    </style:style>
    <style:style style:name="T23" style:family="text">
      <style:text-properties fo:font-variant="normal" fo:text-transform="none" fo:color="#222222" fo:letter-spacing="normal" fo:font-style="normal" officeooo:rsid="0038e44a"/>
    </style:style>
    <style:style style:name="T24" style:family="text">
      <style:text-properties fo:font-variant="normal" fo:text-transform="none" fo:color="#222222" fo:letter-spacing="normal" style:language-asian="ja" style:country-asian="JP"/>
    </style:style>
    <style:style style:name="T25" style:family="text">
      <style:text-properties fo:font-variant="normal" fo:text-transform="none" fo:color="#222222" fo:letter-spacing="normal" fo:font-weight="normal"/>
    </style:style>
    <style:style style:name="T26" style:family="text">
      <style:text-properties officeooo:rsid="001d7b89"/>
    </style:style>
    <style:style style:name="T27" style:family="text">
      <style:text-properties officeooo:rsid="002232e1"/>
    </style:style>
    <style:style style:name="T28" style:family="text">
      <style:text-properties fo:color="#000000" fo:background-color="transparent" loext:char-shading-value="0"/>
    </style:style>
    <style:style style:name="T29" style:family="text">
      <style:text-properties fo:color="#000000" officeooo:rsid="002232e1" fo:background-color="transparent" loext:char-shading-value="0"/>
    </style:style>
    <style:style style:name="T30" style:family="text">
      <style:text-properties fo:color="#000000" officeooo:rsid="0025fecc" fo:background-color="transparent" loext:char-shading-value="0"/>
    </style:style>
    <style:style style:name="T31" style:family="text">
      <style:text-properties fo:color="#000000" officeooo:rsid="0025fecc" fo:background-color="transparent" loext:char-shading-value="0" style:language-asian="ja" style:country-asian="JP"/>
    </style:style>
    <style:style style:name="T32" style:family="text">
      <style:text-properties fo:color="#000000" officeooo:rsid="009d6b04" fo:background-color="transparent" loext:char-shading-value="0" style:language-asian="ja" style:country-asian="JP"/>
    </style:style>
    <style:style style:name="T33" style:family="text">
      <style:text-properties fo:color="#000000" officeooo:rsid="012efa7a" fo:background-color="transparent" loext:char-shading-value="0" style:language-asian="ja" style:country-asian="JP"/>
    </style:style>
    <style:style style:name="T34" style:family="text">
      <style:text-properties fo:color="#000000" officeooo:rsid="002232e1" fo:background-color="transparent" loext:char-shading-value="0" style:language-asian="ja" style:country-asian="JP"/>
    </style:style>
    <style:style style:name="T35" style:family="text">
      <style:text-properties fo:color="#000000" officeooo:rsid="012efa7a" fo:background-color="transparent" loext:char-shading-value="0"/>
    </style:style>
    <style:style style:name="T36" style:family="text">
      <style:text-properties fo:color="#000000" fo:font-style="italic" fo:background-color="transparent" loext:char-shading-value="0" style:font-style-asian="italic"/>
    </style:style>
    <style:style style:name="T37" style:family="text">
      <style:text-properties fo:color="#000000" fo:font-style="italic" officeooo:rsid="0025fecc" fo:background-color="transparent" loext:char-shading-value="0" style:font-style-asian="italic"/>
    </style:style>
    <style:style style:name="T38" style:family="text">
      <style:text-properties fo:color="#000000" fo:font-weight="normal" officeooo:rsid="002232e1" fo:background-color="transparent" loext:char-shading-value="0" style:language-asian="ja" style:country-asian="JP" style:font-weight-asian="normal" style:font-weight-complex="normal"/>
    </style:style>
    <style:style style:name="T39" style:family="text">
      <style:text-properties fo:color="#000000" fo:font-weight="normal" officeooo:rsid="000f9db4" fo:background-color="transparent" loext:char-shading-value="0" style:language-asian="ja" style:country-asian="JP" style:font-weight-asian="normal" style:font-weight-complex="normal"/>
    </style:style>
    <style:style style:name="T40" style:family="text">
      <style:text-properties fo:color="#000000" fo:font-weight="normal" officeooo:rsid="0024bf16" fo:background-color="transparent" loext:char-shading-value="0" style:language-asian="ja" style:country-asian="JP" style:font-weight-asian="normal" style:font-weight-complex="normal"/>
    </style:style>
    <style:style style:name="T41" style:family="text">
      <style:text-properties officeooo:rsid="01c77d3d"/>
    </style:style>
    <style:style style:name="T42" style:family="text">
      <style:text-properties officeooo:rsid="0025fecc"/>
    </style:style>
    <style:style style:name="T43" style:family="text">
      <style:text-properties fo:font-style="normal" fo:font-weight="normal" officeooo:rsid="002232e1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bfa4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5956c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405501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40bd56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4216b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42a9d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435f6e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43c74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451343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4b7f3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d2d2b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f5177" style:language-asian="ja" style:country-asian="JP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232e1" style:language-asian="ja" style:country-asian="JP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bold" officeooo:rsid="001f5177" style:language-asian="ja" style:country-asian="JP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38e44a" style:language-asian="ja" style:country-asian="JP" style:font-style-asian="normal" style:font-weight-asian="bold" style:font-style-complex="normal" style:font-weight-complex="bold"/>
    </style:style>
    <style:style style:name="T59" style:family="text">
      <style:text-properties officeooo:rsid="002c9c98"/>
    </style:style>
    <style:style style:name="T60" style:family="text">
      <style:text-properties officeooo:rsid="003120ea"/>
    </style:style>
    <style:style style:name="T61" style:family="text">
      <style:text-properties officeooo:rsid="0035956c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5956c" style:font-weight-asian="normal" style:font-weight-complex="normal"/>
    </style:style>
    <style:style style:name="T64" style:family="text">
      <style:text-properties fo:font-weight="normal" officeooo:rsid="000f9db4" style:language-asian="ja" style:country-asian="JP" style:font-weight-asian="normal" style:font-weight-complex="normal"/>
    </style:style>
    <style:style style:name="T65" style:family="text">
      <style:text-properties fo:font-weight="normal" officeooo:rsid="0024bf16" style:language-asian="ja" style:country-asian="JP" style:font-weight-asian="normal" style:font-weight-complex="normal"/>
    </style:style>
    <style:style style:name="T66" style:family="text">
      <style:text-properties officeooo:rsid="00374638"/>
    </style:style>
    <style:style style:name="T67" style:family="text">
      <style:text-properties officeooo:rsid="0038e44a"/>
    </style:style>
    <style:style style:name="T68" style:family="text">
      <style:text-properties officeooo:rsid="003ac34d"/>
    </style:style>
    <style:style style:name="T69" style:family="text">
      <style:text-properties officeooo:rsid="003cdeca"/>
    </style:style>
    <style:style style:name="T70" style:family="text">
      <style:text-properties officeooo:rsid="003dd807"/>
    </style:style>
    <style:style style:name="T71" style:family="text">
      <style:text-properties officeooo:rsid="003fd3f4"/>
    </style:style>
    <style:style style:name="T72" style:family="text">
      <style:text-properties officeooo:rsid="00405501"/>
    </style:style>
    <style:style style:name="T73" style:family="text">
      <style:text-properties officeooo:rsid="0040bd56"/>
    </style:style>
    <style:style style:name="T74" style:family="text">
      <style:text-properties officeooo:rsid="004216b8"/>
    </style:style>
    <style:style style:name="T75" style:family="text">
      <style:text-properties officeooo:rsid="0042a9df"/>
    </style:style>
    <style:style style:name="T76" style:family="text">
      <style:text-properties officeooo:rsid="00435f6e"/>
    </style:style>
    <style:style style:name="T77" style:family="text">
      <style:text-properties officeooo:rsid="0043c74a"/>
    </style:style>
    <style:style style:name="T78" style:family="text">
      <style:text-properties officeooo:rsid="00451343"/>
    </style:style>
    <style:style style:name="T79" style:family="text">
      <style:text-properties officeooo:rsid="0047587a"/>
    </style:style>
    <style:style style:name="T80" style:family="text">
      <style:text-properties officeooo:rsid="0047fb39"/>
    </style:style>
    <style:style style:name="T81" style:family="text">
      <style:text-properties officeooo:rsid="00fb66ab"/>
    </style:style>
    <style:style style:name="T82" style:family="text">
      <style:text-properties officeooo:rsid="0024bf16"/>
    </style:style>
    <style:style style:name="T83" style:family="text">
      <style:text-properties fo:font-style="italic" officeooo:rsid="00311632" style:font-style-asian="italic" style:font-style-complex="italic"/>
    </style:style>
    <style:style style:name="T84" style:family="text">
      <style:text-properties officeooo:rsid="0029e0cb"/>
    </style:style>
    <style:style style:name="T85" style:family="text">
      <style:text-properties officeooo:rsid="00311632"/>
    </style:style>
    <style:style style:name="T86" style:family="text">
      <style:text-properties officeooo:rsid="00622a1f"/>
    </style:style>
    <style:style style:name="T87" style:family="text">
      <style:text-properties officeooo:rsid="004ac7dd"/>
    </style:style>
    <style:style style:name="T88" style:family="text">
      <style:text-properties officeooo:rsid="004b7f37"/>
    </style:style>
    <style:style style:name="T89" style:family="text">
      <style:text-properties officeooo:rsid="004d2d2b"/>
    </style:style>
    <style:style style:name="T90" style:family="text">
      <style:text-properties officeooo:rsid="004ec4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8"/>
      <text:p text:style-name="P138"/>
      <text:p text:style-name="P138"/>
      <text:p text:style-name="P138"/>
      <text:p text:style-name="P138"/>
      <text:p text:style-name="P138"/>
      <text:p text:style-name="P138"/>
      <text:p text:style-name="P151">ボルグシステム</text:p>
      <text:p text:style-name="P152">createTag受発注画面</text:p>
      <text:p text:style-name="P152">CSS　スタイルシート設計書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53"/>
      <text:p text:style-name="P137"/>
      <text:p text:style-name="P137"/>
      <text:p text:style-name="P137"/>
      <text:p text:style-name="P136"/>
      <text:p text:style-name="P150">株式会社デジタルデザインシンク</text:p>
      <text:p text:style-name="P124"/>
      <text:p text:style-name="P149">ファイル名：order.css</text:p>
      <text:p text:style-name="P123">概要：ボルグシステム、受発注画面のクリエイトタグを用いて制作した画面のスタイルシートファイル</text:p>
      <text:p text:style-name="P123">作成日:2015.01.12</text:p>
      <text:p text:style-name="P123">設計者:T.Yamamoto</text:p>
      <text:p text:style-name="P123">作成者:T.Yamamoto</text:p>
      <text:p text:style-name="P144">ファイル<text:span text:style-name="T1">パス：borgsystem/</text:span><text:span text:style-name="T4">order/css/order.css</text:span></text:p>
      <text:p text:style-name="P139"/>
      <text:p text:style-name="P125">１．スタイルシート概要</text:p>
      <text:p text:style-name="P24">・cssのセレクタについて解説を行います。</text:p>
      <text:p text:style-name="P145">a　レイアウト群</text:p>
      <text:p text:style-name="P42">・特定の決まった形式のタグの構成について。</text:p>
      <text:p text:style-name="P42">　1)　基本レイアウト</text:p>
      <text:p text:style-name="P24">　・ページ共通のレイアウトの構成</text:p>
      <text:p text:style-name="P24">　　①.main</text:p>
      <text:p text:style-name="P25">　　　<text:span text:style-name="T61">各画面のコンテンツの領域</text:span></text:p>
      <text:p text:style-name="P25"/>
      <text:p text:style-name="P25">　　②<text:span text:style-name="T61">.mainContent</text:span></text:p>
      <text:p text:style-name="P25">　　　<text:span text:style-name="T61">ヘッダーより下のコンテンツ全体の外枠</text:span></text:p>
      <text:p text:style-name="P79"/>
      <text:p text:style-name="P50">　2)　ヘッダーレイアウト</text:p>
      <text:p text:style-name="P50">　<text:span text:style-name="T84">・ページのヘッダー部分の構成</text:span></text:p>
      <text:p text:style-name="P50">　　①.header</text:p>
      <text:p text:style-name="P50">　　　ヘッダーの全領域</text:p>
      <text:p text:style-name="P79"/>
      <text:p text:style-name="P50">　　②.headerTitle</text:p>
      <text:p text:style-name="P50">　　　ページのタイトルを囲む領域</text:p>
      <text:p text:style-name="P79"/>
      <text:p text:style-name="P50">　　③.header .pageTitle</text:p>
      <text:p text:style-name="P113"><text:span text:style-name="T56">　　　</text:span>ページのタイトル領域</text:p>
      <text:p text:style-name="P145"><text:span text:style-name="T1">　　</text:span>④<text:span text:style-name="T27">.closeButton</text:span></text:p>
      <text:p text:style-name="P145"><text:span text:style-name="T1">　　　</text:span>閉じるボタンのレイアウト</text:p>
      <text:p text:style-name="P24"/>
      <text:p text:style-name="P24">　3)　タブレイアウト</text:p>
      <text:p text:style-name="P24">　・ページのタブ部分の構成</text:p>
      <text:p text:style-name="P24">　　① .<text:span text:style-name="T61">tablsit</text:span></text:p>
      <text:p text:style-name="P25">　　　<text:span text:style-name="T61">個々のタブを囲む領域</text:span></text:p>
      <text:p text:style-name="P25"/>
      <text:p text:style-name="P25">　　② <text:span text:style-name="T61">.tab</text:span></text:p>
      <text:p text:style-name="P25">　　　<text:span text:style-name="T61">クリックするタブの領域</text:span></text:p>
      <text:p text:style-name="P24"/>
      <text:p text:style-name="P25">　　③ <text:span text:style-name="T61">.tab:hover</text:span></text:p>
      <text:p text:style-name="P25">　　　<text:span text:style-name="T61">タブにマウスオーバーしたときのレイアウト</text:span></text:p>
      <text:p text:style-name="P24"/>
      <text:p text:style-name="P24">　　④<text:span text:style-name="T27">.tabContent</text:span></text:p>
      <text:p text:style-name="P24">　　　<text:span text:style-name="T27">タブの中のコンテンツ全体の外枠</text:span></text:p>
      <text:p text:style-name="P24"/>
      <text:p text:style-name="P25">　　⑤.<text:span text:style-name="T61">.selected</text:span></text:p>
      <text:p text:style-name="P25">　　　<text:span text:style-name="T61">選択中のタブ領域</text:span></text:p>
      <text:p text:style-name="P24"/>
      <text:p text:style-name="P24">　<text:span text:style-name="T87">4</text:span>)　期間、受注種別選択レイアウト</text:p>
      <text:p text:style-name="P24">　・期間の構成と受注種別選択の構成</text:p>
      <text:p text:style-name="P25">　　①<text:span text:style-name="T61">.periodarea, .choice</text:span></text:p>
      <text:p text:style-name="P25">　　　<text:span text:style-name="T61">期間領域と受注種別選択領域</text:span></text:p>
      <text:p text:style-name="P24"/>
      <text:p text:style-name="P25">　5)　<text:span text:style-name="T61">ボタン領域レイアウト</text:span></text:p>
      <text:p text:style-name="P24">　・ボタン領域の構成</text:p>
      <text:p text:style-name="P25">　　①<text:span text:style-name="T87">.editButtons</text:span></text:p>
      <text:p text:style-name="P25">　　　<text:span text:style-name="T61">編集ボタン領域</text:span></text:p>
      <text:p text:style-name="P24"/>
      <text:p text:style-name="P25">　6)　<text:span text:style-name="T61">jqGridレイアウト</text:span></text:p>
      <text:p text:style-name="P24"><text:soft-page-break/>　<text:span text:style-name="T59">・jqGridによって作られるテーブルの構成</text:span></text:p>
      <text:p text:style-name="P25">　　①<text:span text:style-name="T61">.list, .ui-jqgrid-labels</text:span></text:p>
      <text:p text:style-name="P25">　　　<text:span text:style-name="T61">jqGrid領域</text:span></text:p>
      <text:p text:style-name="P24"/>
      <text:p text:style-name="P25">　7)　<text:span text:style-name="T61">新規・編集画面、データ入力レイアウト</text:span></text:p>
      <text:p text:style-name="P24">　・新規・編集画面で使われる要素のスタイル</text:p>
      <text:p text:style-name="P25">　　①<text:span text:style-name="T61">.dataIn</text:span></text:p>
      <text:p text:style-name="P25">　　　<text:span text:style-name="T61">新規・編集画面のデータを入力するラベルとテキストボックスを囲む領域</text:span></text:p>
      <text:p text:style-name="P25"/>
      <text:p text:style-name="P25">　　②<text:span text:style-name="T61">.dataLabel</text:span></text:p>
      <text:p text:style-name="P25">　　　<text:span text:style-name="T61">新規・編集画面のデータを入力するラベル領域</text:span></text:p>
      <text:p text:style-name="P24"/>
      <text:p text:style-name="P25">　8)　<text:span text:style-name="T61">ダイアログレイアウト</text:span></text:p>
      <text:p text:style-name="P25">　・ダイアログのレイアウト構成</text:p>
      <text:p text:style-name="P25">　　①<text:span text:style-name="T61">.dialogHeader</text:span></text:p>
      <text:p text:style-name="P25">　　　<text:span text:style-name="T61">ダイアログのヘッダー領域</text:span></text:p>
      <text:p text:style-name="P25"/>
      <text:p text:style-name="P25">　　②<text:span text:style-name="T61">.dialogboxLabel</text:span></text:p>
      <text:p text:style-name="P25">　　　<text:span text:style-name="T61">ダイアログ内のtextareaタグにつけるラベルのレイアウト</text:span></text:p>
      <text:p text:style-name="P25"/>
      <text:p text:style-name="P25">　　③<text:span text:style-name="T61">.dialogTextarea</text:span></text:p>
      <text:p text:style-name="P25">　　　<text:span text:style-name="T61">ダイアログ内のtextareaタグレイアウト</text:span></text:p>
      <text:p text:style-name="P25"/>
      <text:p text:style-name="P25">　　④<text:span text:style-name="T61">#lessStockDialog</text:span></text:p>
      <text:p text:style-name="P25">　　　<text:span text:style-name="T61">未在庫ダイアログのレイアウト</text:span></text:p>
      <text:p text:style-name="P25"/>
      <text:p text:style-name="P25">b　アイテム群</text:p>
      <text:p text:style-name="P25">　・ページのどこからでも用いることができるクラス、タグについて記述します。</text:p>
      <text:p text:style-name="P43">　1)　タグレイアウト</text:p>
      <text:p text:style-name="P43">　　①<text:span text:style-name="T27">body</text:span></text:p>
      <text:p text:style-name="P43">　　　画面に表示する全体の領域</text:p>
      <text:p text:style-name="P43"/>
      <text:p text:style-name="P43">　　②a</text:p>
      <text:p text:style-name="P43">　　　リンク要素の領域</text:p>
      <text:p text:style-name="P43"/>
      <text:p text:style-name="P43">　　③<text:span text:style-name="T27">*:focus</text:span></text:p>
      <text:p text:style-name="P43">　　　<text:span text:style-name="T27">全ての要素が対象となる。フォーカスが当たったときのレスポンス。</text:span></text:p>
      <text:p text:style-name="P43"/>
      <text:p text:style-name="P43">　　④<text:span text:style-name="T27">input</text:span></text:p>
      <text:p text:style-name="P43">　　　入力ホームの領域</text:p>
      <text:p text:style-name="P43"/>
      <text:p text:style-name="P43">　　⑤ <text:span text:style-name="T61">label</text:span></text:p>
      <text:p text:style-name="P78">　<text:span text:style-name="T62">　　</text:span><text:span text:style-name="T63">テキストボックスなどにつけるlabel領域</text:span></text:p>
      <text:p text:style-name="P78"/>
      <text:p text:style-name="P43">　　⑥ <text:span text:style-name="T61">input, label. button, select</text:span></text:p>
      <text:p text:style-name="P43">　　　<text:span text:style-name="T61">コンテンツの高さを設定する</text:span></text:p>
      <text:p text:style-name="P78"/>
      <text:p text:style-name="P51">　　⑦ul</text:p>
      <text:p text:style-name="P51">　　　箇条書きの領域</text:p>
      <text:p text:style-name="P78"/>
      <text:p text:style-name="P51">　　⑧ul li</text:p>
      <text:p text:style-name="P51">　　　箇条書きの個々の領域</text:p>
      <text:p text:style-name="P78"/>
      <text:p text:style-name="P51">　　⑨button</text:p>
      <text:p text:style-name="P51">　　　ボタン領域</text:p>
      <text:p text:style-name="P78"/>
      <text:p text:style-name="P51">　　➉button:hover</text:p>
      <text:p text:style-name="P51">　　　ボタンにマウスオーバーしたときのレイアウト</text:p>
      <text:p text:style-name="P78"/>
      <text:p text:style-name="P43">　2)　グリッドレイアウト</text:p>
      <text:p text:style-name="P43">　・グリッドレイアウトを実現するためのクラスの構成</text:p>
      <text:p text:style-name="P43">　　①<text:span text:style-name="T67">.grid1</text:span></text:p>
      <text:p text:style-name="P43">　　　<text:span text:style-name="T67">グリッド1個分のレイアウト</text:span></text:p>
      <text:p text:style-name="P43"><text:soft-page-break/></text:p>
      <text:p text:style-name="P43">　　②<text:span text:style-name="T67">.grid2</text:span></text:p>
      <text:p text:style-name="P43">　　　<text:span text:style-name="T67">グリッド2個分のレイアウト</text:span></text:p>
      <text:p text:style-name="P43"/>
      <text:p text:style-name="P43">　　③<text:span text:style-name="T67">.grid3</text:span></text:p>
      <text:p text:style-name="P43">　　　<text:span text:style-name="T67">グリッド3個分のレイアウト</text:span></text:p>
      <text:p text:style-name="P43"/>
      <text:p text:style-name="P43">　　④<text:span text:style-name="T67">.grid5</text:span></text:p>
      <text:p text:style-name="P43">　　　<text:span text:style-name="T67">グリッド5個分のレイアウト</text:span></text:p>
      <text:p text:style-name="P43"/>
      <text:p text:style-name="P43">　　⑤<text:span text:style-name="T67">.grid9</text:span></text:p>
      <text:p text:style-name="P43">　　　<text:span text:style-name="T67">グリッド9個分のレイアウト</text:span></text:p>
      <text:p text:style-name="P43"/>
      <text:p text:style-name="P43">　　⑥<text:span text:style-name="T67">.grid10</text:span></text:p>
      <text:p text:style-name="P43">　　　<text:span text:style-name="T67">グリッド10個分のレイアウト</text:span></text:p>
      <text:p text:style-name="P43"/>
      <text:p text:style-name="P43">　3)　共通クラスレイアウト</text:p>
      <text:p text:style-name="P43">　　・各ページで使う共通のクラスのレイアウト構成</text:p>
      <text:p text:style-name="P43">　　①<text:span text:style-name="T67">.clearfix:after</text:span></text:p>
      <text:p text:style-name="P43">　　　<text:span text:style-name="T67">子要素にfloatがあったときに親要素の高さを認識させるためのレイアウト</text:span></text:p>
      <text:p text:style-name="P43"/>
      <text:p text:style-name="P43">　　②<text:span text:style-name="T67">.left</text:span></text:p>
      <text:p text:style-name="P43">　　　<text:span text:style-name="T67">左側に回り込みするためのクラス</text:span></text:p>
      <text:p text:style-name="P43"/>
      <text:p text:style-name="P43">　　③<text:span text:style-name="T67">.right</text:span></text:p>
      <text:p text:style-name="P43">　　　<text:span text:style-name="T67">右側に回り込みするためのクラス</text:span></text:p>
      <text:p text:style-name="P43"/>
      <text:p text:style-name="P43">　　④<text:span text:style-name="T67">.clear</text:span></text:p>
      <text:p text:style-name="P43">　　　<text:span text:style-name="T67">回り込みをなくすためのクラス</text:span></text:p>
      <text:p text:style-name="P25"/>
      <text:p text:style-name="P43">　　⑤<text:span text:style-name="T67">.buttonImage:hover</text:span></text:p>
      <text:p text:style-name="P43">　　　<text:span text:style-name="T67">画像ボタンにマウスオーバーしたときのスタイル</text:span></text:p>
      <text:p text:style-name="P25"/>
      <text:p text:style-name="P125">２．スタイルシート・ツリー構造</text:p>
      <text:p text:style-name="P41">・<text:span text:style-name="T86">ツリー構造が成立するスタイルシートについての解説を行います。</text:span></text:p>
      <text:p text:style-name="P24">1)　基本レイアウト</text:p>
      <text:p text:style-name="P24">　・ページ共通のレイアウトの構成</text:p>
      <text:p text:style-name="P24">　<text:span text:style-name="T12">body</text:span></text:p>
      <text:p text:style-name="P24"><text:tab/>+-- <text:span text:style-name="T66">#container</text:span></text:p>
      <text:p text:style-name="P24"><text:tab/><text:tab/><text:span text:style-name="T12">+-- .page</text:span></text:p>
      <text:p text:style-name="P24"><text:tab/><text:tab/><text:tab/><text:span text:style-name="T12">+-- .main</text:span></text:p>
      <text:p text:style-name="P24"><text:tab/><text:tab/><text:tab/><text:tab/><text:span text:style-name="T12">+-- .header .clearfix</text:span></text:p>
      <text:p text:style-name="P24"><text:tab/><text:tab/><text:tab/><text:tab/><text:span text:style-name="T12">+-- .mainContent</text:span></text:p>
      <text:p text:style-name="P24"/>
      <text:p text:style-name="P24">2)　ヘッダーレイアウト</text:p>
      <text:p text:style-name="P61">・ページのヘッダー部分の構成（各ページ共通）</text:p>
      <text:p text:style-name="P24">　<text:span text:style-name="T12">header clearfix</text:span></text:p>
      <text:p text:style-name="P24"><text:tab/><text:span text:style-name="T12">+-- .headerTitle left</text:span></text:p>
      <text:p text:style-name="P24"><text:tab/><text:tab/><text:span text:style-name="T12">+-- .pageTitle</text:span></text:p>
      <text:p text:style-name="P24"><text:tab/><text:span text:style-name="T12">+-- .closeButton .buttonImage .grid1 .right</text:span></text:p>
      <text:p text:style-name="P69"/>
      <text:p text:style-name="P69"><text:span text:style-name="T67">3</text:span>)　タブコンテンツレイアウト<text:span text:style-name="T67">(order.html)</text:span></text:p>
      <text:p text:style-name="P24">・タブ内のコンテンツの構成</text:p>
      <text:p text:style-name="P69">　mainContent</text:p>
      <text:p text:style-name="P69"><text:tab/>　+--.tabArea</text:p>
      <text:p text:style-name="P69"><text:tab/><text:tab/>+-- .tabOut</text:p>
      <text:p text:style-name="P69"><text:tab/><text:tab/><text:tab/>+-- .<text:span text:style-name="T66">tablist</text:span></text:p>
      <text:p text:style-name="P69"><text:tab/><text:tab/><text:tab/><text:tab/><text:span text:style-name="T66">+-- .tab selected</text:span></text:p>
      <text:p text:style-name="P69"><text:tab/><text:tab/><text:tab/><text:span text:style-name="T66">+-- .tablist</text:span></text:p>
      <text:p text:style-name="P69"><text:tab/><text:tab/><text:tab/><text:tab/><text:span text:style-name="T66">+-- .tab</text:span></text:p>
      <text:p text:style-name="P69"><text:tab/><text:tab/><text:span text:style-name="T66">+-- .tabIn(発注タブ)</text:span></text:p>
      <text:p text:style-name="P69"><text:tab/><text:tab/><text:tab/><text:span text:style-name="T66">+-- #sendTabContent .tabContent</text:span></text:p>
      <text:p text:style-name="P69"><text:tab/><text:tab/><text:tab/><text:tab/>+-- .<text:span text:style-name="T66">searchArea</text:span></text:p>
      <text:p text:style-name="P69"><text:soft-page-break/><text:tab/><text:tab/><text:tab/><text:tab/><text:span text:style-name="T66">+-- .periodArea</text:span></text:p>
      <text:p text:style-name="P69"><text:tab/><text:tab/><text:tab/><text:tab/><text:span text:style-name="T66">+-- #sendButtonList .buttonList</text:span></text:p>
      <text:p text:style-name="P69"><text:tab/><text:tab/><text:tab/><text:tab/><text:span text:style-name="T66">+-- #sendWraplist <text:s/>.wrapList .clear</text:span></text:p>
      <text:p text:style-name="P69"><text:tab/><text:tab/><text:span text:style-name="T66">+-- .tabIn(受注タブ)</text:span></text:p>
      <text:p text:style-name="P70"><text:tab/><text:tab/><text:tab/><text:span text:style-name="T66">+-- #receivedTabContent .tabContent</text:span></text:p>
      <text:p text:style-name="P70"><text:tab/><text:tab/><text:tab/><text:tab/>+-- .<text:span text:style-name="T66">searchArea</text:span></text:p>
      <text:p text:style-name="P70"><text:tab/><text:tab/><text:tab/><text:tab/><text:span text:style-name="T66">+-- .periodArea</text:span></text:p>
      <text:p text:style-name="P70"><text:tab/><text:tab/><text:tab/><text:tab/><text:span text:style-name="T66">+-- .choice</text:span></text:p>
      <text:p text:style-name="P70"><text:tab/><text:tab/><text:tab/><text:tab/><text:span text:style-name="T66">+-- #receivedButtonList .buttonList</text:span></text:p>
      <text:p text:style-name="P70"><text:tab/><text:tab/><text:tab/><text:tab/><text:span text:style-name="T66">+-- #receivedWraplist .wrapList .clear</text:span></text:p>
      <text:p text:style-name="P69"/>
      <text:p text:style-name="P113"/>
      <text:p text:style-name="P69"><text:span text:style-name="T67">4</text:span>)　検索機能レイアウト(<text:span text:style-name="T67">order.html</text:span>)</text:p>
      <text:p text:style-name="P24">・期間の構成</text:p>
      <text:p text:style-name="P69">　.searcharea .<text:span text:style-name="T87">left</text:span></text:p>
      <text:p text:style-name="P69"><text:tab/>+-- .searchText .grid1</text:p>
      <text:p text:style-name="P69"><text:tab/>+-- .searchtextbox .grid10</text:p>
      <text:p text:style-name="P69"><text:tab/>+-- .searchButton .grid1 .<text:span text:style-name="T67">buttonImage</text:span></text:p>
      <text:p text:style-name="P105"/>
      <text:p text:style-name="P111"><text:span text:style-name="T67">5</text:span>)　期間レイアウト<text:span text:style-name="T67">(order.html)</text:span></text:p>
      <text:p text:style-name="P112">・期間の構成</text:p>
      <text:p text:style-name="P112">　.periodarea .<text:span text:style-name="T87">left</text:span></text:p>
      <text:p text:style-name="P112"><text:tab/>+-- .periodtext .grid1</text:p>
      <text:p text:style-name="P112"><text:tab/>+-- .dateArea</text:p>
      <text:p text:style-name="P112"><text:tab/><text:tab/>+-- <text:s/>.datebox .grid2</text:p>
      <text:p text:style-name="P112"><text:tab/>+-- .from-to</text:p>
      <text:p text:style-name="P111"><text:tab/>+-- .dateArea</text:p>
      <text:p text:style-name="P112"><text:tab/><text:tab/>+-- <text:s/>.datebox .grid2</text:p>
      <text:p text:style-name="P112"/>
      <text:p text:style-name="P46"><text:span text:style-name="T67">6</text:span>)　受注種別レイアウト<text:span text:style-name="T67">(order.html)</text:span></text:p>
      <text:p text:style-name="P46">　・受注種別のセレクトボックスの構成</text:p>
      <text:p text:style-name="P46">　.choice .<text:span text:style-name="T87">left</text:span></text:p>
      <text:p text:style-name="P114"><text:span text:style-name="T55"><text:tab/>+-- .</text:span><text:span text:style-name="T16">selectLabel grid2</text:span> </text:p>
      <text:p text:style-name="P114"><text:tab/><text:span text:style-name="T59">+-- .</text:span><text:span text:style-name="T16">selectbox grid2</text:span> </text:p>
      <text:p text:style-name="P114"><text:tab/><text:tab/><text:span text:style-name="T1">+-- .selectValue</text:span></text:p>
      <text:p text:style-name="P114"><text:tab/><text:tab/><text:span text:style-name="T1">+-- .selectValue</text:span></text:p>
      <text:p text:style-name="P114"><text:tab/><text:tab/><text:span text:style-name="T1">+-- .selectValue</text:span></text:p>
      <text:p text:style-name="P106"><text:tab/><text:tab/>+-- .selectValue</text:p>
      <text:p text:style-name="P114"><text:tab/><text:tab/><text:span text:style-name="T1">+-- .selectValue</text:span></text:p>
      <text:p text:style-name="P76"/>
      <text:p text:style-name="P112">7)　発注画面ボタン群レイアウト(order.html)</text:p>
      <text:p text:style-name="P45">・発注画面の編集ボタンとpdf出力ボタン群の構成</text:p>
      <text:p text:style-name="P112">　#sebd<text:span text:style-name="T26">ButtonList .buttonList .clear</text:span></text:p>
      <text:p text:style-name="P121"><text:span text:style-name="T2"><text:tab/></text:span><text:span text:style-name="T3">+-- .</text:span><text:span text:style-name="T14">editButtons</text:span> </text:p>
      <text:p text:style-name="P121"><text:tab/><text:tab/><text:span text:style-name="T67">+-- .buttonLink</text:span></text:p>
      <text:p text:style-name="P122"><text:tab/><text:tab/><text:tab/><text:span text:style-name="T26">+-- .</text:span><text:span text:style-name="T14">addButton .grid1</text:span> </text:p>
      <text:p text:style-name="P122"><text:tab/><text:tab/><text:span text:style-name="T67">+-- .buttonLink</text:span></text:p>
      <text:p text:style-name="P122"><text:tab/><text:tab/><text:tab/><text:span text:style-name="T26">+-- .</text:span><text:span text:style-name="T14">de</text:span><text:span text:style-name="T15">l</text:span><text:span text:style-name="T14">eteButton .grid1</text:span> </text:p>
      <text:p text:style-name="P121"><text:tab/><text:span text:style-name="T1">+-- .</text:span><text:span text:style-name="T14">pdfbutton</text:span> .<text:span text:style-name="T67">right</text:span></text:p>
      <text:p text:style-name="P121"><text:tab/><text:tab/><text:span text:style-name="T67">+-- .sideButton</text:span></text:p>
      <text:p text:style-name="P121"><text:tab/><text:tab/><text:tab/><text:span text:style-name="T67">+-- </text:span>.<text:span text:style-name="T67">grid1</text:span></text:p>
      <text:p text:style-name="P122"><text:tab/><text:tab/><text:span text:style-name="T67">+-- .sideButton</text:span></text:p>
      <text:p text:style-name="P122"><text:span text:style-name="T14"><text:tab/><text:tab/><text:tab/></text:span><text:span text:style-name="T23">+-- </text:span><text:span text:style-name="T14">.</text:span><text:span text:style-name="T23">grid1</text:span></text:p>
      <text:p text:style-name="P122"><text:tab/><text:tab/><text:span text:style-name="T67">+-- .sideButton</text:span></text:p>
      <text:p text:style-name="P143"><text:tab/><text:tab/><text:tab/>+-- .grid2</text:p>
      <text:p text:style-name="P71"/>
      <text:p text:style-name="P46">8)　受注画面ボタン群レイアウト<text:span text:style-name="T12">(order.html)</text:span></text:p>
      <text:p text:style-name="P45">・受注画面の編集ボタンとpdf出力ボタン群の構成</text:p>
      <text:p text:style-name="P74"><text:span text:style-name="T2">　.#</text:span><text:span text:style-name="T13">receivedButtonList</text:span><text:span text:style-name="T3"> .buttonList .</text:span><text:span text:style-name="T11">clear</text:span></text:p>
      <text:p text:style-name="P74"><text:span text:style-name="T2"><text:tab/></text:span><text:span text:style-name="T3">+-- .</text:span><text:span text:style-name="T13">editButtons</text:span> .<text:span text:style-name="T87">left</text:span></text:p>
      <text:p text:style-name="P122"><text:tab/><text:tab/><text:span text:style-name="T67">+-- .buttonLink</text:span></text:p>
      <text:p text:style-name="P122"><text:tab/><text:tab/><text:tab/><text:span text:style-name="T26">+-- .</text:span><text:span text:style-name="T14">addButton .grid1</text:span> </text:p>
      <text:p text:style-name="P122"><text:tab/><text:tab/><text:span text:style-name="T67">+-- .buttonLink</text:span></text:p>
      <text:p text:style-name="P75"><text:soft-page-break/><text:tab/><text:tab/><text:tab/><text:span text:style-name="T26">+-- .</text:span><text:span text:style-name="T13">de</text:span><text:span text:style-name="T24">l</text:span><text:span text:style-name="T13">eteButton .grid1</text:span> </text:p>
      <text:p text:style-name="P74"><text:tab/><text:span text:style-name="T1">+-- .</text:span><text:span text:style-name="T13">pdfbutton</text:span> .<text:span text:style-name="T67">right</text:span></text:p>
      <text:p text:style-name="P122"><text:tab/><text:tab/><text:span text:style-name="T67">+-- .sideButton</text:span></text:p>
      <text:p text:style-name="P122"><text:tab/><text:tab/><text:tab/><text:span text:style-name="T67">+-- </text:span>.<text:span text:style-name="T67">grid1</text:span></text:p>
      <text:p text:style-name="P122"><text:tab/><text:tab/><text:span text:style-name="T67">+-- .sideButton</text:span></text:p>
      <text:p text:style-name="P122"><text:span text:style-name="T14"><text:tab/><text:tab/><text:tab/></text:span><text:span text:style-name="T23">+-- </text:span><text:span text:style-name="T14">.</text:span><text:span text:style-name="T23">grid1</text:span></text:p>
      <text:p text:style-name="P122"><text:tab/><text:tab/><text:span text:style-name="T67">+-- .sideButton</text:span></text:p>
      <text:p text:style-name="P142"><text:tab/><text:tab/><text:tab/>+-- .grid2</text:p>
      <text:p text:style-name="P122"><text:tab/><text:tab/><text:span text:style-name="T67">+-- .sideButton</text:span></text:p>
      <text:p text:style-name="P122"><text:tab/><text:tab/><text:tab/><text:span text:style-name="T67">+-- </text:span>.<text:span text:style-name="T67">grid1</text:span></text:p>
      <text:p text:style-name="P122"><text:tab/><text:tab/><text:span text:style-name="T67">+-- .sideButton</text:span></text:p>
      <text:p text:style-name="P122"><text:span text:style-name="T14"><text:tab/><text:tab/><text:tab/></text:span><text:span text:style-name="T23">+-- </text:span><text:span text:style-name="T14">.</text:span><text:span text:style-name="T23">grid1</text:span></text:p>
      <text:p text:style-name="P122"><text:tab/><text:tab/><text:span text:style-name="T67">+-- .sideButton</text:span></text:p>
      <text:p text:style-name="P142"><text:tab/><text:tab/><text:tab/>+-- .grid2</text:p>
      <text:p text:style-name="P69"><text:tab/></text:p>
      <text:p text:style-name="P45">9)　jqGridテーブルレイアウト(各ページ)</text:p>
      <text:p text:style-name="P24">・jqGridで表示する領域の構成</text:p>
      <text:p text:style-name="P45">　<text:span text:style-name="T67">id名</text:span> .wrapList</text:p>
      <text:p text:style-name="P45"><text:tab/>+-- .#sendWrapList .list</text:p>
      <text:p text:style-name="P77"/>
      <text:p text:style-name="P104">1<text:span text:style-name="T68">0</text:span>)　発注、新規・編集画面データ入力レイアウト(<text:span text:style-name="T67">rsendOrder.html</text:span>)</text:p>
      <text:p text:style-name="P104">　・データを入力するラベルとテキストボックスの領域構成</text:p>
      <text:p text:style-name="P104">　.<text:span text:style-name="T67">mainContent</text:span></text:p>
      <text:p text:style-name="P104"><text:tab/><text:span text:style-name="T67">+-- . dataInArea</text:span></text:p>
      <text:p text:style-name="P104"><text:tab/><text:tab/>+-- .<text:span text:style-name="T67">dateIn</text:span></text:p>
      <text:p text:style-name="P115"><text:span text:style-name="T1"><text:tab/><text:tab/><text:tab/></text:span><text:span text:style-name="T5">+--.</text:span><text:span text:style-name="T16">dataLabel .grid3 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77"/>
      <text:p text:style-name="P105">1<text:span text:style-name="T67">1</text:span>)　受注、新規・編集画面データ入力レイアウト(<text:span text:style-name="T67">receivedOrder.html</text:span>)</text:p>
      <text:p text:style-name="P104">　・データを入力するラベルとテキストボックスの領域構成</text:p>
      <text:p text:style-name="P105">　.<text:span text:style-name="T67">mainContent</text:span></text:p>
      <text:p text:style-name="P105"><text:tab/><text:span text:style-name="T67">+-- . dataInArea</text:span></text:p>
      <text:p text:style-name="P105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oft-page-break/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76"><text:tab/><text:tab/><text:tab/><text:span text:style-name="T67">+-- .</text:span><text:span text:style-name="T25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76"><text:tab/><text:tab/><text:tab/><text:span text:style-name="T67">+-- .</text:span><text:span text:style-name="T25">databox .grid9</text:span> </text:p>
      <text:p text:style-name="P76"/>
      <text:p text:style-name="P104">12)　発注、新規・編集画面ボタンレイアウト(send<text:span text:style-name="T67">Order.html</text:span>)</text:p>
      <text:p text:style-name="P107">　・発注、新規・編集画面ページのボタン群領域の構成</text:p>
      <text:p text:style-name="P104">　.<text:span text:style-name="T67">mainContent</text:span></text:p>
      <text:p text:style-name="P115"><text:span text:style-name="T57"><text:tab/></text:span><text:span text:style-name="T58">+-- . </text:span><text:span text:style-name="T16">buttonArea .clearfix .clear</text:span> </text:p>
      <text:p text:style-name="P115"><text:tab/><text:tab/><text:span text:style-name="T68">+-- .editButtons</text:span></text:p>
      <text:p text:style-name="P115"><text:tab/><text:tab/><text:tab/><text:span text:style-name="T1">+-- .</text:span><text:span text:style-name="T16">buttonLink</text:span> </text:p>
      <text:p text:style-name="P115"><text:span text:style-name="T1"><text:tab/><text:tab/><text:tab/><text:tab/></text:span><text:span text:style-name="T6">+-- .</text:span><text:span text:style-name="T16">addButton grid1 buttonImage</text:span> </text:p>
      <text:p text:style-name="P115"><text:tab/><text:tab/><text:tab/><text:span text:style-name="T1">+-- .</text:span><text:span text:style-name="T16">buttonLink</text:span> </text:p>
      <text:p text:style-name="P115"><text:span text:style-name="T6"><text:tab/><text:tab/><text:tab/><text:tab/>+-- .delete</text:span><text:span text:style-name="T17">Button grid1 buttonImage</text:span></text:p>
      <text:p text:style-name="P115"><text:span text:style-name="T17"><text:tab/><text:tab/>+-- .</text:span><text:span text:style-name="T16">leftButtonArea .left</text:span></text:p>
      <text:p text:style-name="P115"><text:span text:style-name="T16"><text:tab/><text:tab/><text:tab/></text:span><text:span text:style-name="T20">+-- .</text:span><text:span text:style-name="T16">sideButton</text:span> </text:p>
      <text:p text:style-name="P115"><text:span text:style-name="T20"><text:tab/><text:tab/><text:tab/><text:tab/>+- .</text:span><text:span text:style-name="T16">lessStockButton .grid2</text:span> </text:p>
      <text:p text:style-name="P115"><text:span text:style-name="T16"><text:tab/><text:tab/><text:tab/></text:span><text:span text:style-name="T20">+-- .</text:span><text:span text:style-name="T16">sideButton</text:span> </text:p>
      <text:p text:style-name="P115"><text:span text:style-name="T20"><text:tab/><text:tab/><text:tab/><text:tab/>+- .</text:span><text:span text:style-name="T16">returnButton .grid1</text:span> </text:p>
      <text:p text:style-name="P115"><text:span text:style-name="T17"><text:tab/><text:tab/>+-- .</text:span><text:span text:style-name="T16">lrightButtonArea .right</text:span> </text:p>
      <text:p text:style-name="P115"><text:span text:style-name="T16"><text:tab/><text:tab/><text:tab/></text:span><text:span text:style-name="T20">+-- .</text:span><text:span text:style-name="T16">sideButton</text:span> </text:p>
      <text:p text:style-name="P115"><text:span text:style-name="T20"><text:tab/><text:tab/><text:tab/><text:tab/>+- .</text:span><text:span text:style-name="T16">permit .grid</text:span><text:span text:style-name="T20">1</text:span></text:p>
      <text:p text:style-name="P115"><text:span text:style-name="T16"><text:tab/><text:tab/><text:tab/></text:span><text:span text:style-name="T20">+-- .</text:span><text:span text:style-name="T16">sideButton</text:span> </text:p>
      <text:p text:style-name="P115"><text:span text:style-name="T20"><text:tab/><text:tab/><text:tab/><text:tab/>+- .</text:span><text:span text:style-name="T16">changeButton .grid1</text:span></text:p>
      <text:p text:style-name="P115"/>
      <text:p text:style-name="P107">13)　受注、新規・編集画面ボタンレイアウト(receved<text:span text:style-name="T67">Order.html</text:span>)</text:p>
      <text:p text:style-name="P107">　・受注、新規・編集画面ページのボタン群領域の構成</text:p>
      <text:p text:style-name="P107">　.<text:span text:style-name="T67">mainContent</text:span></text:p>
      <text:p text:style-name="P116"><text:span text:style-name="T57"><text:tab/></text:span><text:span text:style-name="T58">+-- . </text:span><text:span text:style-name="T16">buttonArea .clearfix .clear</text:span> </text:p>
      <text:p text:style-name="P116"><text:tab/><text:tab/><text:span text:style-name="T68">+-- .editButtons</text:span></text:p>
      <text:p text:style-name="P116"><text:tab/><text:tab/><text:tab/><text:span text:style-name="T1">+-- .</text:span><text:span text:style-name="T16">buttonLink</text:span> </text:p>
      <text:p text:style-name="P116"><text:span text:style-name="T1"><text:tab/><text:tab/><text:tab/><text:tab/></text:span><text:span text:style-name="T6">+-- .</text:span><text:span text:style-name="T16">addButton grid1 buttonImage</text:span> </text:p>
      <text:p text:style-name="P116"><text:tab/><text:tab/><text:tab/><text:span text:style-name="T1">+-- .</text:span><text:span text:style-name="T16">buttonLink</text:span> </text:p>
      <text:p text:style-name="P116"><text:span text:style-name="T6"><text:tab/><text:tab/><text:tab/><text:tab/>+-- .delete</text:span><text:span text:style-name="T17">Button grid1 buttonImage</text:span></text:p>
      <text:p text:style-name="P116"><text:span text:style-name="T17"><text:tab/><text:tab/>+-- .</text:span><text:span text:style-name="T16">leftButtonArea .left</text:span></text:p>
      <text:p text:style-name="P116"><text:span text:style-name="T16"><text:tab/><text:tab/><text:tab/></text:span><text:span text:style-name="T20">+-- .</text:span><text:span text:style-name="T16">sideButton</text:span> </text:p>
      <text:p text:style-name="P116"><text:span text:style-name="T20"><text:tab/><text:tab/><text:tab/><text:tab/>+- .</text:span><text:span text:style-name="T16">returnButton .grid1</text:span> </text:p>
      <text:p text:style-name="P116"><text:span text:style-name="T16"><text:tab/><text:tab/><text:tab/></text:span><text:span text:style-name="T20">+-- .</text:span><text:span text:style-name="T16">sideButton</text:span> </text:p>
      <text:p text:style-name="P116"><text:span text:style-name="T20"><text:tab/><text:tab/><text:tab/><text:tab/>+- .</text:span><text:span text:style-name="T16">serialNumberButton</text:span> <text:span text:style-name="T16"><text:s/>.grid2</text:span> </text:p>
      <text:p text:style-name="P116"><text:span text:style-name="T17"><text:tab/><text:tab/>+-- .</text:span><text:span text:style-name="T16">lrightButtonArea .right</text:span> </text:p>
      <text:p text:style-name="P116"><text:span text:style-name="T16"><text:tab/><text:tab/><text:tab/></text:span><text:span text:style-name="T20">+-- .</text:span><text:span text:style-name="T16">sideButton</text:span> </text:p>
      <text:p text:style-name="P116"><text:soft-page-break/><text:span text:style-name="T20"><text:tab/><text:tab/><text:tab/><text:tab/>+- .</text:span><text:span text:style-name="T16">permit .grid</text:span><text:span text:style-name="T20">1</text:span></text:p>
      <text:p text:style-name="P116"><text:span text:style-name="T16"><text:tab/><text:tab/><text:tab/></text:span><text:span text:style-name="T20">+-- .</text:span><text:span text:style-name="T16">sideButton</text:span> </text:p>
      <text:p text:style-name="P116"><text:span text:style-name="T20"><text:tab/><text:tab/><text:tab/><text:tab/>+- .</text:span><text:span text:style-name="T16">changeButton .grid1</text:span></text:p>
      <text:p text:style-name="P108">14)　発注、新規・編集ダイアログ(send<text:span text:style-name="T67">Orer.html</text:span>)</text:p>
      <text:p text:style-name="P108">　・発注、新規・編集ダイアログ 領域の構成</text:p>
      <text:p text:style-name="P108">　#newDialog .<text:span text:style-name="T69">dialog</text:span></text:p>
      <text:p text:style-name="P108"><text:tab/><text:span text:style-name="T69">+-- .dialogHeader</text:span></text:p>
      <text:p text:style-name="P108"><text:tab/><text:tab/><text:span text:style-name="T69">+-- .okButton</text:span></text:p>
      <text:p text:style-name="P108"><text:tab/><text:span text:style-name="T69">+-- .dialogPulldown4</text:span></text:p>
      <text:p text:style-name="P108"><text:tab/><text:tab/><text:span text:style-name="T69">+-- </text:span>.<text:span text:style-name="T69">dialogData1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span text:style-name="T69">+-- </text:span>.<text:span text:style-name="T69">dialogData2 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tab/><text:span text:style-name="T69">+-- </text:span>.<text:span text:style-name="T69">dialogData3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tab/><text:span text:style-name="T69">+-- </text:span>.<text:span text:style-name="T69">dialogData4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span text:style-name="T69">+-- .dialogTextbox2</text:span></text:p>
      <text:p text:style-name="P108"><text:tab/><text:tab/><text:span text:style-name="T69">+-- .dialogData1</text:span></text:p>
      <text:p text:style-name="P108"><text:tab/><text:tab/><text:tab/><text:span text:style-name="T69">+-- .dialogLabel .grid3</text:span></text:p>
      <text:p text:style-name="P108"><text:tab/><text:tab/><text:tab/><text:span text:style-name="T69">+-- .dialogTextbox .grid5</text:span></text:p>
      <text:p text:style-name="P108"><text:tab/><text:tab/><text:span text:style-name="T69">+-- .dialogData2</text:span></text:p>
      <text:p text:style-name="P108"><text:tab/><text:tab/><text:tab/><text:span text:style-name="T69">+-- .dialogLabel .grid3</text:span></text:p>
      <text:p text:style-name="P108"><text:tab/><text:tab/><text:tab/><text:span text:style-name="T69">+-- .dialogTextbox .grid5</text:span></text:p>
      <text:p text:style-name="P108"><text:tab/><text:span text:style-name="T69">+-- .newDialogLast</text:span></text:p>
      <text:p text:style-name="P108"><text:tab/><text:tab/><text:span text:style-name="T69">+-- .dialogData1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tab/><text:span text:style-name="T69">+-- .dialogData2</text:span></text:p>
      <text:p text:style-name="P108"><text:tab/><text:tab/><text:tab/><text:span text:style-name="T69">+-- .dialogLabel .grid3</text:span></text:p>
      <text:p text:style-name="P108"><text:span text:style-name="T16"><text:tab/><text:tab/><text:tab/></text:span><text:span text:style-name="T21">+-- .dialogTextbox .grid5</text:span></text:p>
      <text:p text:style-name="P108"/>
      <text:p text:style-name="P108">1<text:span text:style-name="T69">5</text:span>)　受注、新規・編集ダイアログ(received<text:span text:style-name="T67">Order.html</text:span>)</text:p>
      <text:p text:style-name="P140">　・受注、新規・編集ダイアログ 領域の構成</text:p>
      <text:p text:style-name="P108">　#newDialog .<text:span text:style-name="T69">dialog</text:span></text:p>
      <text:p text:style-name="P108"><text:tab/><text:span text:style-name="T69">+-- .dialogHeader</text:span></text:p>
      <text:p text:style-name="P108"><text:tab/><text:tab/><text:span text:style-name="T69">+-- .okButton</text:span></text:p>
      <text:p text:style-name="P108"><text:tab/><text:span text:style-name="T69">+-- .dialogPulldown4</text:span></text:p>
      <text:p text:style-name="P108"><text:tab/><text:tab/><text:span text:style-name="T69">+-- </text:span>.<text:span text:style-name="T69">dialogData1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soft-page-break/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span text:style-name="T69">+-- </text:span>.<text:span text:style-name="T69">dialogData2 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tab/><text:span text:style-name="T69">+-- </text:span>.<text:span text:style-name="T69">dialogData3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tab/><text:span text:style-name="T69">+-- </text:span>.<text:span text:style-name="T69">dialogData4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span text:style-name="T69">+-- .dialogPulldown4</text:span></text:p>
      <text:p text:style-name="P108"><text:tab/><text:tab/><text:span text:style-name="T69">+-- </text:span>.<text:span text:style-name="T69">dialogData1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span text:style-name="T69">+-- </text:span>.<text:span text:style-name="T69">dialogData2 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tab/><text:span text:style-name="T69">+-- </text:span>.<text:span text:style-name="T69">dialogData3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soft-page-break/><text:tab/><text:tab/><text:span text:style-name="T69">+-- </text:span>.<text:span text:style-name="T69">dialogData4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/>
      <text:p text:style-name="P108"><text:tab/><text:span text:style-name="T69">+-- .dialogTextbox2</text:span></text:p>
      <text:p text:style-name="P108"><text:tab/><text:tab/><text:span text:style-name="T69">+-- .dialogData1</text:span></text:p>
      <text:p text:style-name="P108"><text:tab/><text:tab/><text:tab/><text:span text:style-name="T69">+-- .dialogLabel .grid3</text:span></text:p>
      <text:p text:style-name="P108"><text:tab/><text:tab/><text:tab/><text:span text:style-name="T69">+-- .dialogTextbox .grid5</text:span></text:p>
      <text:p text:style-name="P108"><text:tab/><text:tab/><text:span text:style-name="T69">+-- .dialogData2</text:span></text:p>
      <text:p text:style-name="P108"><text:tab/><text:tab/><text:tab/><text:span text:style-name="T69">+-- .dialogLabel .grid3</text:span></text:p>
      <text:p text:style-name="P108"><text:tab/><text:tab/><text:tab/><text:span text:style-name="T69">+-- .dialogTextbox .grid5</text:span></text:p>
      <text:p text:style-name="P108"><text:tab/><text:span text:style-name="T69">+-- .reNewDialogLast</text:span></text:p>
      <text:p text:style-name="P108"><text:tab/><text:tab/><text:span text:style-name="T69">+-- .dialogData1</text:span></text:p>
      <text:p text:style-name="P108"><text:tab/><text:tab/><text:tab/><text:span text:style-name="T69">+-- .dialogLabel .grid3</text:span></text:p>
      <text:p text:style-name="P140"><text:tab/><text:tab/><text:tab/>+-- .dialogTextbox .grid5</text:p>
      <text:p text:style-name="P108"><text:tab/><text:tab/><text:span text:style-name="T69">+-- .dialogData2</text:span></text:p>
      <text:p text:style-name="P108"><text:tab/><text:tab/><text:tab/><text:span text:style-name="T69">+-- .dialogboxLabel .grid3</text:span></text:p>
      <text:p text:style-name="P140"><text:tab/><text:tab/><text:tab/>+-- .dialogTextarea .grid5</text:p>
      <text:p text:style-name="P115"/>
      <text:p text:style-name="P109">1<text:span text:style-name="T70">6</text:span>)　発注、未在庫ダイアログ(send<text:span text:style-name="T67">Order.html</text:span>)</text:p>
      <text:p text:style-name="P141">　・発注、未在庫ダイアログ 領域の構成</text:p>
      <text:p text:style-name="P118"><text:span text:style-name="T18">　＃</text:span><text:span text:style-name="T16">lessStockDialog .</text:span><text:span text:style-name="T22">dialog</text:span></text:p>
      <text:p text:style-name="P110"><text:tab/><text:span text:style-name="T69">+-- .dialogHeader</text:span></text:p>
      <text:p text:style-name="P110"><text:tab/><text:tab/><text:span text:style-name="T69">+-- .okButton</text:span></text:p>
      <text:p text:style-name="P118"><text:span text:style-name="T19"><text:tab/></text:span><text:span text:style-name="T18">+-- </text:span><text:span text:style-name="T19">#</text:span><text:span text:style-name="T16">lessStockWrapList</text:span> <text:span text:style-name="T18">. LessStockWrapList .</text:span><text:span text:style-name="T19">clear</text:span></text:p>
      <text:p text:style-name="P118"/>
      <text:p text:style-name="P110">1<text:span text:style-name="T71">7</text:span>)　受注、返品ダイアログ(<text:span text:style-name="T71">receivedOrder.html</text:span>)</text:p>
      <text:p text:style-name="P110"><text:span text:style-name="T21">　・発注、</text:span><text:span text:style-name="T22">返品</text:span><text:span text:style-name="T21">ダイアログ 領域の構成</text:span></text:p>
      <text:p text:style-name="P110"><text:span text:style-name="T21">　#returnDialog .</text:span><text:span text:style-name="T22">dialog</text:span></text:p>
      <text:p text:style-name="P110"><text:tab/><text:span text:style-name="T69">+-- .dialogHeader</text:span></text:p>
      <text:p text:style-name="P110"><text:span text:style-name="T22"><text:tab/><text:tab/></text:span><text:span text:style-name="T21">+-- .okButton</text:span></text:p>
      <text:p text:style-name="P118"><text:span text:style-name="T18"><text:tab/></text:span><text:span text:style-name="T19">+-- .</text:span><text:span text:style-name="T16">returnDialogContent</text:span> </text:p>
      <text:p text:style-name="P118"><text:span text:style-name="T19"><text:tab/><text:tab/>+-- .</text:span><text:span text:style-name="T16">returnLabel .grid2</text:span> </text:p>
      <text:p text:style-name="P118"><text:span text:style-name="T19"><text:tab/><text:tab/>+-- .</text:span><text:span text:style-name="T16">returnNumber .grid1</text:span> </text:p>
      <text:p text:style-name="P118"><text:span text:style-name="T19"><text:tab/><text:tab/>+-- .</text:span><text:span text:style-name="T16">returnText</text:span> </text:p>
      <text:p text:style-name="P77"/>
      <text:p text:style-name="P146">３．スタイルシート詳細設計（全てorder.cssに記述）</text:p>
      <text:p text:style-name="P147">・実際に記述するスタイルシートの詳細</text:p>
      <text:p text:style-name="P26">　1)　基本レイアウト</text:p>
      <text:p text:style-name="P30">　　①<text:span text:style-name="T83"> </text:span>.<text:span text:style-name="T27">main</text:span></text:p>
      <text:p text:style-name="P92"><text:s text:c="6"/>概要<text:tab/>：<text:span text:style-name="T42">各画面のコンテンツの領域</text:span></text:p>
      <text:p text:style-name="P92">　　種別<text:tab/>：クラス</text:p>
      <text:p text:style-name="P81">　　親<text:tab/><text:tab/>：<text:span text:style-name="T42">#container ← .page</text:span></text:p>
      <text:p text:style-name="P15">　　作成日<text:tab/>：2015.<text:span text:style-name="T27">01.12</text:span></text:p>
      <text:p text:style-name="P3">　　設計者<text:tab/>：<text:span text:style-name="T41">T.Yamamoto</text:span></text:p>
      <text:p text:style-name="P3">　　作成者<text:tab/>：<text:span text:style-name="T41">T.Yamamoto</text:span></text:p>
      <text:p text:style-name="P92">　　プロパティ<text:tab/>：</text:p>
      <text:p text:style-name="P30"><text:span text:style-name="T37"><text:tab/></text:span><text:span text:style-name="T30">margin<text:tab/></text:span><text:span text:style-name="T37"><text:tab/>：</text:span><text:span text:style-name="T30">0 auto 0<text:tab/><text:tab/>：画面全体の各マージン</text:span></text:p>
      <text:p text:style-name="P126"><text:tab/>max-height<text:tab/>：1024px<text:tab/><text:tab/>：画面の最大高</text:p>
      <text:p text:style-name="P120"><text:tab/><text:span text:style-name="T42">max-width<text:tab/>：768px<text:tab/><text:tab/>：画面幅の最大値</text:span></text:p>
      <text:p text:style-name="P30"><text:tab/><text:span text:style-name="T42">height</text:span><text:span text:style-name="T29"><text:tab/></text:span><text:span text:style-name="T28"><text:tab/>：</text:span><text:span text:style-name="T30">inherit</text:span><text:span text:style-name="T36"><text:tab/><text:tab/>：</text:span><text:span text:style-name="T37">containerの高さを継承</text:span></text:p>
      <text:p text:style-name="P120"><text:span text:style-name="T7"><text:tab/></text:span><text:span text:style-name="T8">width</text:span><text:span text:style-name="T28"><text:tab/><text:tab/>：</text:span><text:span text:style-name="T31">10</text:span><text:span text:style-name="T35">0%</text:span><text:span text:style-name="T36"><text:tab/><text:tab/><text:tab/>：</text:span><text:span text:style-name="T37">幅の基準パーセンテージ</text:span></text:p>
      <text:p text:style-name="P134"/>
      <text:p text:style-name="P30">　　②<text:span text:style-name="T27">.mainContent</text:span></text:p>
      <text:p text:style-name="P92"><text:s text:c="6"/>概要<text:tab/>：<text:span text:style-name="T43">ヘッダーより下にあるコンテンツ全体の領域</text:span></text:p>
      <text:p text:style-name="P92">　　種別<text:tab/>：クラス</text:p>
      <text:p text:style-name="P81"><text:soft-page-break/>　　親<text:tab/><text:tab/>：.<text:span text:style-name="T60">main</text:span></text:p>
      <text:p text:style-name="P18">　　作成日<text:tab/>：2015.<text:span text:style-name="T27">01.12</text:span></text:p>
      <text:p text:style-name="P3">　　設計者<text:tab/>：<text:span text:style-name="T41">T.Yamamoto</text:span></text:p>
      <text:p text:style-name="P3">　　作成者<text:tab/>：<text:span text:style-name="T41">T.Yamamoto</text:span></text:p>
      <text:p text:style-name="P92">　　プロパティ<text:tab/>：</text:p>
      <text:p text:style-name="P52"><text:tab/>background<text:tab/>：#eee<text:tab/><text:tab/><text:tab/>：背景をグレーにする</text:p>
      <text:p text:style-name="P57"><text:tab/>clear<text:tab/><text:tab/>：both<text:tab/><text:tab/><text:tab/>：回り込みを解除する</text:p>
      <text:p text:style-name="P127"><text:tab/>padding<text:tab/><text:tab/>：10px<text:tab/><text:tab/><text:tab/>：要素の幅を10px広げる</text:p>
      <text:p text:style-name="P30"/>
      <text:p text:style-name="P47">2)　ヘッダーレイアウト</text:p>
      <text:p text:style-name="P31">　　<text:span text:style-name="T27">①.header</text:span></text:p>
      <text:p text:style-name="P93"><text:s text:c="6"/>概要<text:tab/>：<text:span text:style-name="T43">ヘッダーの全領域</text:span></text:p>
      <text:p text:style-name="P93">　　種別<text:tab/>：クラス</text:p>
      <text:p text:style-name="P82">　　親<text:tab/><text:tab/>：.<text:span text:style-name="T60">main</text:span></text:p>
      <text:p text:style-name="P18">　　作成日<text:tab/>：<text:span text:style-name="T90">2015.01.12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3">　　プロパティ<text:tab/>：</text:p>
      <text:p text:style-name="P58"><text:tab/>margin<text:tab/><text:tab/>：1% 0<text:tab/><text:tab/><text:tab/>：余白を上下に1%とる</text:p>
      <text:p text:style-name="P58"/>
      <text:p text:style-name="P31">　　<text:span text:style-name="T27">②.headerTitle</text:span></text:p>
      <text:p text:style-name="P93"><text:s text:c="6"/>概要<text:tab/>：<text:span text:style-name="T43">ページのタイトルを囲む領域</text:span></text:p>
      <text:p text:style-name="P93">　　種別<text:tab/>：クラス</text:p>
      <text:p text:style-name="P82">　　親<text:tab/><text:tab/>：.header</text:p>
      <text:p text:style-name="P18">　　作成日<text:tab/>：<text:span text:style-name="T90">2015.01.12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3">　　プロパティ<text:tab/>：</text:p>
      <text:p text:style-name="P58"><text:tab/>text-align<text:tab/>：center<text:tab/><text:tab/>：中央揃えにする</text:p>
      <text:p text:style-name="P59"><text:tab/>width<text:tab/><text:tab/>：90%<text:tab/><text:tab/><text:tab/>：幅を80%にする</text:p>
      <text:p text:style-name="P58"/>
      <text:p text:style-name="P31">　　<text:span text:style-name="T27">③.header .pageTitle</text:span></text:p>
      <text:p text:style-name="P93"><text:s text:c="6"/>概要<text:tab/>：<text:span text:style-name="T43">ページのタイトル領域</text:span></text:p>
      <text:p text:style-name="P93">　　種別<text:tab/>：クラス</text:p>
      <text:p text:style-name="P82">　　親<text:tab/><text:tab/>：.<text:span text:style-name="T60">header</text:span> ← .<text:span text:style-name="T60">headerTitle</text:span></text:p>
      <text:p text:style-name="P18">　　作成日<text:tab/>：<text:span text:style-name="T90">2015.01.12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3">　　プロパティ<text:tab/>：</text:p>
      <text:p text:style-name="P47"><text:tab/>margin<text:tab/><text:tab/>：0<text:tab/><text:tab/><text:tab/>：余白を0にしてタグデフォルトの余白をとらせない</text:p>
      <text:p text:style-name="P58"/>
      <text:p text:style-name="P31">　　<text:span text:style-name="T27">④.closeButton</text:span></text:p>
      <text:p text:style-name="P93"><text:s text:c="6"/>概要<text:tab/>：<text:span text:style-name="T43">閉じるボタンのレイアウト</text:span></text:p>
      <text:p text:style-name="P93">　　種別<text:tab/>：クラス</text:p>
      <text:p text:style-name="P82">　　親<text:tab/><text:tab/>：.<text:span text:style-name="T60">header</text:span></text:p>
      <text:p text:style-name="P18">　　作成日<text:tab/>：<text:span text:style-name="T90">2015.01.12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3">　　プロパティ<text:tab/>：</text:p>
      <text:p text:style-name="P58"><text:tab/>margin-top<text:tab/>：6px<text:tab/><text:tab/><text:tab/>：上から余白をとる</text:p>
      <text:p text:style-name="P60"/>
      <text:p text:style-name="P48">　3)　タブレイアウト</text:p>
      <text:p text:style-name="P32">　　①.tablist</text:p>
      <text:p text:style-name="P94"><text:s text:c="6"/>概要<text:tab/>：<text:span text:style-name="T45">個々のタブを囲む領域</text:span></text:p>
      <text:p text:style-name="P94">　　種別<text:tab/>：クラス</text:p>
      <text:p text:style-name="P83">　　親<text:tab/><text:tab/>：.mainContent ← .<text:span text:style-name="T60">tabArea</text:span> ← .tabOut</text:p>
      <text:p text:style-name="P18">　　作成日<text:tab/>：<text:span text:style-name="T90">2015.01.12</text:span></text:p>
      <text:p text:style-name="P5">　　設計者<text:tab/>：<text:span text:style-name="T41">T.Yamamoto</text:span></text:p>
      <text:p text:style-name="P5">　　作成者<text:tab/>：<text:span text:style-name="T41">T.Yamamoto</text:span></text:p>
      <text:p text:style-name="P94">　　プロパティ<text:tab/>：</text:p>
      <text:p text:style-name="P62"><text:tab/><text:span text:style-name="T72">background</text:span><text:tab/><text:tab/><text:tab/>：<text:span text:style-name="T72">#dfdfdf</text:span><text:tab/><text:tab/>：<text:span text:style-name="T72">背景をグレーにする</text:span></text:p>
      <text:p text:style-name="P48"><text:tab/>display<text:tab/><text:tab/><text:tab/><text:tab/>：inline-block<text:tab/><text:tab/>：インラインブロック要素にして横並びにする</text:p>
      <text:p text:style-name="P62"/>
      <text:p text:style-name="P32"><text:soft-page-break/>　　②<text:span text:style-name="T27">.tab</text:span></text:p>
      <text:p text:style-name="P94"><text:s text:c="6"/>概要<text:tab/>：<text:span text:style-name="T46">クリックするタブの領域</text:span></text:p>
      <text:p text:style-name="P94">　　種別<text:tab/>：クラス</text:p>
      <text:p text:style-name="P83">　　親<text:tab/><text:tab/>：.tablist</text:p>
      <text:p text:style-name="P18">　　作成日<text:tab/>：<text:span text:style-name="T90">2015.01.13</text:span></text:p>
      <text:p text:style-name="P5">　　設計者<text:tab/>：<text:span text:style-name="T41">T.Yamamoto</text:span></text:p>
      <text:p text:style-name="P5">　　作成者<text:tab/>：<text:span text:style-name="T41">T.Yamamoto</text:span></text:p>
      <text:p text:style-name="P94">　　プロパティ<text:tab/>：</text:p>
      <text:p text:style-name="P48"><text:tab/>border<text:tab/><text:tab/><text:tab/>：1px solid #999<text:tab/>：黒めの線で要素を囲む</text:p>
      <text:p text:style-name="P62"><text:tab/><text:span text:style-name="T72">border-bottom<text:tab/><text:tab/></text:span>：<text:span text:style-name="T72">none</text:span><text:tab/><text:tab/><text:tab/>：<text:span text:style-name="T72">囲い線で下線はなくす</text:span></text:p>
      <text:p text:style-name="P62"><text:tab/><text:span text:style-name="T72">border-top-left-radius<text:tab/></text:span>：<text:span text:style-name="T72">5px</text:span><text:tab/><text:tab/><text:tab/>：<text:span text:style-name="T72">要素の左上角を丸くする</text:span></text:p>
      <text:p text:style-name="P62"><text:tab/><text:span text:style-name="T72">border-top-right-radius</text:span><text:tab/>：<text:span text:style-name="T72">5px</text:span><text:tab/><text:tab/><text:tab/>：<text:span text:style-name="T72">要素の右上角を丸くする</text:span></text:p>
      <text:p text:style-name="P48"><text:tab/>cursor<text:tab/><text:tab/><text:tab/>：pointer<text:tab/><text:tab/>：マウスオーバー時にカーソルを指にする</text:p>
      <text:p text:style-name="P63"><text:tab/><text:span text:style-name="T73">display</text:span><text:tab/><text:tab/><text:tab/>：<text:span text:style-name="T73">block</text:span><text:tab/><text:tab/><text:tab/>：<text:span text:style-name="T73">ブロック要素として指定する</text:span></text:p>
      <text:p text:style-name="P63"><text:tab/><text:span text:style-name="T73">padding</text:span><text:tab/><text:tab/><text:tab/>：<text:span text:style-name="T73">10px</text:span><text:tab/><text:tab/><text:tab/>：<text:span text:style-name="T73">要素の幅を10px広げる</text:span></text:p>
      <text:p text:style-name="P63"><text:tab/><text:span text:style-name="T73">position</text:span><text:tab/><text:tab/><text:tab/>：<text:span text:style-name="T73">relative</text:span><text:tab/><text:tab/>：<text:span text:style-name="T73">相対位置にする</text:span></text:p>
      <text:p text:style-name="P63"><text:tab/>top<text:tab/><text:tab/><text:tab/>：<text:span text:style-name="T73">1px</text:span><text:tab/><text:tab/><text:tab/>：<text:span text:style-name="T73">上から1px位置をずらす</text:span></text:p>
      <text:p text:style-name="P62"/>
      <text:p text:style-name="P33">　　③<text:span text:style-name="T73">.tab:hover</text:span></text:p>
      <text:p text:style-name="P95"><text:s text:c="6"/>概要<text:tab/>：<text:span text:style-name="T47">タブにマウスオーバーしたときのレイアウト</text:span></text:p>
      <text:p text:style-name="P94">　　種別<text:tab/>：クラス</text:p>
      <text:p text:style-name="P83">　　親<text:tab/><text:tab/>：.tablist</text:p>
      <text:p text:style-name="P18">　　作成日<text:tab/>：<text:span text:style-name="T90">2015.01.13</text:span></text:p>
      <text:p text:style-name="P5">　　設計者<text:tab/>：<text:span text:style-name="T41">T.Yamamoto</text:span></text:p>
      <text:p text:style-name="P5">　　作成者<text:tab/>：<text:span text:style-name="T41">T.Yamamoto</text:span></text:p>
      <text:p text:style-name="P94">　　プロパティ<text:tab/>：</text:p>
      <text:p text:style-name="P53"><text:tab/>text-decoration<text:tab/><text:tab/>：underline<text:tab/><text:tab/>：下線を引く</text:p>
      <text:p text:style-name="P62"/>
      <text:p text:style-name="P32">　　④<text:span text:style-name="T27">.tabContent</text:span></text:p>
      <text:p text:style-name="P94"><text:s text:c="6"/>概要<text:tab/>：<text:span text:style-name="T43">タブの中のコンテンツ全体の外枠</text:span></text:p>
      <text:p text:style-name="P94">　　種別<text:tab/>：クラス</text:p>
      <text:p text:style-name="P83">　　親<text:tab/><text:tab/>：.<text:span text:style-name="T60">tabArea</text:span> ← .<text:span text:style-name="T60">firstTabContent</text:span> ← .<text:span text:style-name="T60">tabRadio</text:span></text:p>
      <text:p text:style-name="P18">　　作成日<text:tab/>：<text:span text:style-name="T90">2015.01.13</text:span></text:p>
      <text:p text:style-name="P5">　　設計者<text:tab/>：<text:span text:style-name="T41">T.Yamamoto</text:span></text:p>
      <text:p text:style-name="P5">　　作成者<text:tab/>：<text:span text:style-name="T41">T.Yamamoto</text:span></text:p>
      <text:p text:style-name="P94">　　プロパティ<text:tab/>：</text:p>
      <text:p text:style-name="P48"><text:tab/>background<text:tab/><text:tab/><text:tab/>：#fff<text:tab/><text:tab/><text:tab/>：背景を白にする</text:p>
      <text:p text:style-name="P63"><text:tab/>border<text:tab/><text:tab/><text:tab/><text:tab/>：1px solid #999<text:tab/>：少し灰色目の黒い線で要素を囲む</text:p>
      <text:p text:style-name="P63"><text:tab/>display<text:tab/><text:tab/><text:tab/><text:tab/>：none<text:tab/><text:tab/><text:tab/>：上部の線を消す</text:p>
      <text:p text:style-name="P62"><text:tab/>padding<text:tab/><text:tab/><text:tab/><text:tab/>：10px<text:tab/><text:tab/><text:tab/>：要素の幅を10px広げる</text:p>
      <text:p text:style-name="P62"/>
      <text:p text:style-name="P34">　　⑤<text:span text:style-name="T74">.selected</text:span></text:p>
      <text:p text:style-name="P96"><text:s text:c="6"/>概要<text:tab/>：<text:span text:style-name="T48">選択中のタブ領域</text:span></text:p>
      <text:p text:style-name="P94">　　種別<text:tab/>：クラス</text:p>
      <text:p text:style-name="P83">　　親<text:tab/><text:tab/>：.tablist</text:p>
      <text:p text:style-name="P18">　　作成日<text:tab/>：<text:span text:style-name="T90">2015.01.13</text:span></text:p>
      <text:p text:style-name="P5">　　設計者<text:tab/>：<text:span text:style-name="T41">T.Yamamoto</text:span></text:p>
      <text:p text:style-name="P5">　　作成者<text:tab/>：<text:span text:style-name="T41">T.Yamamoto</text:span></text:p>
      <text:p text:style-name="P94">　　プロパティ<text:tab/>：</text:p>
      <text:p text:style-name="P54"><text:tab/>background<text:tab/>：#fff<text:tab/><text:tab/><text:tab/>：タブの背景を白色にする</text:p>
      <text:p text:style-name="P32"/>
      <text:p text:style-name="P35">　<text:span text:style-name="T88">4</text:span>)　期間、受注種別選択レイアウト</text:p>
      <text:p text:style-name="P35">　　①<text:span text:style-name="T59">.periodarea, .choice</text:span></text:p>
      <text:p text:style-name="P98"><text:s text:c="6"/>概要<text:tab/>：<text:span text:style-name="T49">期間領域と受注種別選択領域</text:span></text:p>
      <text:p text:style-name="P97">　　種別<text:tab/>：クラス</text:p>
      <text:p text:style-name="P84">　　親<text:tab/><text:tab/>：<text:span text:style-name="T44">.tabContent</text:span></text:p>
      <text:p text:style-name="P18">　　作成日<text:tab/>：<text:span text:style-name="T90">2015.01.14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97">　　プロパティ<text:tab/>：</text:p>
      <text:p text:style-name="P55"><text:tab/>margin-left<text:tab/>：10px<text:tab/><text:tab/><text:tab/>：左から10pxの余白をとる</text:p>
      <text:p text:style-name="P32"/>
      <text:p text:style-name="P27">　<text:span text:style-name="T88">5</text:span>)　<text:span text:style-name="T61">ボタン領域レイアウト</text:span></text:p>
      <text:p text:style-name="P27"><text:soft-page-break/>　　①<text:span text:style-name="T27">.editButtons</text:span></text:p>
      <text:p text:style-name="P98"><text:s text:c="6"/>概要<text:tab/>：<text:span text:style-name="T43">編集ボタン領域</text:span></text:p>
      <text:p text:style-name="P98">　　種別<text:tab/>：クラス</text:p>
      <text:p text:style-name="P85">　　親<text:tab/><text:tab/>：<text:span text:style-name="T26">.buttonList</text:span></text:p>
      <text:p text:style-name="P18">　　作成日<text:tab/>：<text:span text:style-name="T90">2015.01.14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8">　　プロパティ<text:tab/>：</text:p>
      <text:p text:style-name="P56"><text:tab/>width<text:tab/><text:tab/>：75px<text:tab/><text:tab/><text:tab/>：2グリッド分＋余白の幅</text:p>
      <text:p text:style-name="P64"/>
      <text:p text:style-name="P27">　<text:span text:style-name="T88">6</text:span>)　jqGrid<text:span text:style-name="T61">レイアウト</text:span></text:p>
      <text:p text:style-name="P27">　　①<text:span text:style-name="T75">.list, .ui-jqgrid-labels</text:span></text:p>
      <text:p text:style-name="P98"><text:s text:c="6"/>概要<text:tab/>：<text:span text:style-name="T49">jqGrid領域</text:span></text:p>
      <text:p text:style-name="P98">　　種別<text:tab/>：クラス</text:p>
      <text:p text:style-name="P85">　　親<text:tab/><text:tab/>：<text:span text:style-name="T44">.tabContent</text:span></text:p>
      <text:p text:style-name="P18">　　作成日<text:tab/>：<text:span text:style-name="T90">2015.01.14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8">　　プロパティ<text:tab/>：</text:p>
      <text:p text:style-name="P68"><text:tab/><text:span text:style-name="T75">font-size</text:span><text:tab/>：<text:span text:style-name="T75">13px</text:span><text:tab/><text:tab/><text:tab/>：<text:span text:style-name="T75">フォントサイズを13pxにする</text:span></text:p>
      <text:p text:style-name="P32"/>
      <text:p text:style-name="P27">　<text:span text:style-name="T88">7</text:span>)　<text:span text:style-name="T75">新規・編集画面、データ入力レイアウト</text:span></text:p>
      <text:p text:style-name="P27">　　①<text:span text:style-name="T75">.dataIn</text:span></text:p>
      <text:p text:style-name="P98"><text:s text:c="6"/>概要<text:tab/>：<text:span text:style-name="T49">新規・編集画面のデータを入力するラベルとテキストボックスを囲む領域</text:span></text:p>
      <text:p text:style-name="P98">　　種別<text:tab/>：クラス</text:p>
      <text:p text:style-name="P85">　　親<text:tab/><text:tab/>：<text:span text:style-name="T44">.mainContent ← </text:span><text:span text:style-name="T49">dataInArea</text:span></text:p>
      <text:p text:style-name="P18">　　作成日<text:tab/>：<text:span text:style-name="T90">2015.01.14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8">　　プロパティ<text:tab/>：</text:p>
      <text:p text:style-name="P64"><text:tab/><text:span text:style-name="T75">display<text:tab/></text:span><text:tab/>：<text:span text:style-name="T75">inline-block</text:span><text:tab/><text:tab/>：<text:span text:style-name="T75">要素を横並びにするためにインラインブロック要素にする</text:span></text:p>
      <text:p text:style-name="P64"><text:tab/><text:span text:style-name="T75">width<text:tab/></text:span><text:tab/>：<text:span text:style-name="T75">384px</text:span><text:tab/><text:tab/>：<text:span text:style-name="T75">.mainの半分の幅にする</text:span></text:p>
      <text:p text:style-name="P32"/>
      <text:p text:style-name="P27">　　②<text:span text:style-name="T75">.dataLabel</text:span></text:p>
      <text:p text:style-name="P98"><text:s text:c="6"/>概要<text:tab/>：<text:span text:style-name="T49">新規・編集画面のデータを入力するラベル領域</text:span></text:p>
      <text:p text:style-name="P98">　　種別<text:tab/>：クラス</text:p>
      <text:p text:style-name="P85">　　親<text:tab/><text:tab/>：<text:span text:style-name="T44">.</text:span><text:span text:style-name="T49">dataIn</text:span></text:p>
      <text:p text:style-name="P18">　　作成日<text:tab/>：<text:span text:style-name="T90">2015.01.14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8">　　プロパティ<text:tab/>：</text:p>
      <text:p text:style-name="P64"><text:tab/><text:span text:style-name="T75">line-height<text:tab/></text:span><text:tab/>：<text:span text:style-name="T75">32px</text:span><text:tab/><text:tab/>：<text:span text:style-name="T75">テキストボックスと中央揃えにするため、高さを揃える</text:span></text:p>
      <text:p text:style-name="P27"/>
      <text:p text:style-name="P27">　<text:span text:style-name="T88">8</text:span>)　<text:span text:style-name="T75">ダイアログレイアウト</text:span></text:p>
      <text:p text:style-name="P27">　　①<text:span text:style-name="T75">.dialogHeader</text:span></text:p>
      <text:p text:style-name="P98"><text:s text:c="6"/>概要<text:tab/>：<text:span text:style-name="T49">ダイアログのヘッダー領域</text:span></text:p>
      <text:p text:style-name="P98">　　種別<text:tab/>：クラス</text:p>
      <text:p text:style-name="P85">　　親<text:tab/><text:tab/>：<text:span text:style-name="T44">.</text:span><text:span text:style-name="T51">dialog</text:span></text:p>
      <text:p text:style-name="P18">　　作成日<text:tab/>：<text:span text:style-name="T90">2015.01.16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8">　　プロパティ<text:tab/>：</text:p>
      <text:p text:style-name="P64"><text:tab/><text:span text:style-name="T75">text-align<text:tab/></text:span><text:tab/>：right<text:tab/><text:tab/>：<text:span text:style-name="T75">右側に回り込みする</text:span></text:p>
      <text:p text:style-name="P64"><text:tab/><text:span text:style-name="T75">margin-bottom</text:span><text:tab/>：<text:span text:style-name="T75">10px</text:span><text:tab/><text:tab/>：<text:span text:style-name="T75">向きに10px余白をとる</text:span></text:p>
      <text:p text:style-name="P32"/>
      <text:p text:style-name="P36">　　②<text:span text:style-name="T76">.dialogboxLabel</text:span></text:p>
      <text:p text:style-name="P99"><text:s text:c="6"/>概要<text:tab/>：<text:span text:style-name="T50">ダイアログ内のtextareaタグレイアウト</text:span></text:p>
      <text:p text:style-name="P99">　　種別<text:tab/>：クラス</text:p>
      <text:p text:style-name="P86">　　親<text:tab/><text:tab/>：<text:span text:style-name="T44">.</text:span><text:span text:style-name="T51">dialog</text:span><text:span text:style-name="T44"> ← </text:span><text:span text:style-name="T51">reNewDialogLast</text:span><text:span text:style-name="T44"> ← </text:span><text:span text:style-name="T49">dialogData2</text:span></text:p>
      <text:p text:style-name="P18">　　作成日<text:tab/>：<text:span text:style-name="T90">2015.01.16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99">　　プロパティ<text:tab/>：</text:p>
      <text:p text:style-name="P65"><text:soft-page-break/><text:tab/><text:span text:style-name="T76">vertical-align<text:tab/></text:span><text:tab/>：<text:span text:style-name="T76">top</text:span><text:tab/><text:tab/>：<text:span text:style-name="T76">レイアウトを要素の上部に表示する</text:span></text:p>
      <text:p text:style-name="P32"/>
      <text:p text:style-name="P36">　　③<text:span text:style-name="T76">.dialogTextarea</text:span></text:p>
      <text:p text:style-name="P100"><text:s text:c="6"/>概要<text:tab/>：<text:span text:style-name="T52">ダイアログ内のtextareaタグレイアウト</text:span></text:p>
      <text:p text:style-name="P99">　　種別<text:tab/>：クラス</text:p>
      <text:p text:style-name="P86">　　親<text:tab/><text:tab/>：.<text:span text:style-name="T77">dialog</text:span><text:span text:style-name="T44"> ← </text:span><text:span text:style-name="T77">reNewDialogLast</text:span><text:span text:style-name="T44"> ← </text:span><text:span text:style-name="T49">dialogData2</text:span></text:p>
      <text:p text:style-name="P18">　　作成日<text:tab/>：<text:span text:style-name="T90">2015.01.16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99">　　プロパティ<text:tab/>：</text:p>
      <text:p text:style-name="P66"><text:tab/><text:span text:style-name="T77">height<text:tab/></text:span><text:tab/><text:tab/>：<text:span text:style-name="T77">70px</text:span><text:tab/><text:tab/><text:tab/>：<text:span text:style-name="T75">高さを70pxに設定する</text:span></text:p>
      <text:p text:style-name="P32"/>
      <text:p text:style-name="P37">　　<text:span text:style-name="T78">④#lessStockDialog</text:span></text:p>
      <text:p text:style-name="P100"><text:s text:c="6"/>概要<text:tab/>：<text:span text:style-name="T52">未在庫ダイアログのレイアウト</text:span></text:p>
      <text:p text:style-name="P99">　　種別<text:tab/>：クラス</text:p>
      <text:p text:style-name="P87">　　親<text:tab/><text:tab/>：<text:span text:style-name="T44">body</text:span></text:p>
      <text:p text:style-name="P18">　　作成日<text:tab/>：<text:span text:style-name="T90">2015.01.16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99">　　プロパティ<text:tab/>：</text:p>
      <text:p text:style-name="P67"><text:tab/><text:span text:style-name="T78">padding<text:tab/></text:span><text:tab/>：<text:span text:style-name="T78">0</text:span><text:tab/><text:tab/>：<text:span text:style-name="T78">要素の余白を0にする</text:span></text:p>
      <text:p text:style-name="P65"/>
      <text:p text:style-name="P28">　<text:span text:style-name="T88">9</text:span>)　タグ<text:span text:style-name="T75">レイアウト</text:span></text:p>
      <text:p text:style-name="P26">　　①<text:span text:style-name="T85"> body</text:span></text:p>
      <text:p text:style-name="P13"><text:s text:c="6"/>概要<text:tab/>：<text:span text:style-name="T81">画面に表示する全体の領域</text:span></text:p>
      <text:p text:style-name="P13">　　種別<text:tab/>：タグ</text:p>
      <text:p text:style-name="P2">　　親<text:tab/><text:tab/>：なし</text:p>
      <text:p text:style-name="P18">　　作成日<text:tab/>：<text:span text:style-name="T90">2015.01.12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13">　　プロパティ<text:tab/>：</text:p>
      <text:p text:style-name="P14"><text:tab/><text:span text:style-name="T29">color<text:tab/></text:span><text:span text:style-name="T28"><text:tab/>：</text:span><text:span text:style-name="T29">#888</text:span><text:span text:style-name="T28"><text:tab/><text:tab/><text:tab/>：</text:span><text:span text:style-name="T29">色を少し薄めの黒にする</text:span></text:p>
      <text:p text:style-name="P20"><text:span text:style-name="T7"><text:tab/></text:span><text:span text:style-name="T9">font-family</text:span><text:span text:style-name="T7"><text:tab/>：</text:span><text:span text:style-name="T9">"ヒラギノ角ゴ Pro W3", "Hiragino Kaku Gothic Pro",</text:span></text:p>
      <text:p text:style-name="P19">　　　　　　　　　　　　　 "メイリオ", Meiryo, Osaka, "ＭＳ Ｐゴシック",</text:p>
      <text:p text:style-name="P21"><text:span text:style-name="T9">　　　　　　　　　　　　　 "MS PGothic", sans-serif;</text:span><text:span text:style-name="T7"><text:tab/>　　　　　　　　　　</text:span></text:p>
      <text:p text:style-name="P21"><text:span text:style-name="T7"><text:tab/><text:tab/><text:tab/><text:tab/><text:tab/><text:tab/>：</text:span><text:span text:style-name="T10">フォントの設定をする</text:span></text:p>
      <text:p text:style-name="P21"><text:span text:style-name="T7"><text:tab/></text:span><text:span text:style-name="T32">font-size<text:tab/>：9</text:span><text:span text:style-name="T33">0%</text:span><text:span text:style-name="T32"><text:tab/><text:tab/><text:tab/>：</text:span><text:span text:style-name="T34">全体的を通常の9割程度のサイズにする</text:span></text:p>
      <text:p text:style-name="P20"><text:tab/><text:span text:style-name="T27">margin<text:tab/><text:tab/>：1% 0<text:tab/><text:tab/><text:tab/>：余白を</text:span><text:span text:style-name="T9">上下に1%の幅で</text:span><text:span text:style-name="T27">とる</text:span></text:p>
      <text:p text:style-name="P44"/>
      <text:p text:style-name="P26">　　②<text:span text:style-name="T85"> a</text:span></text:p>
      <text:p text:style-name="P13"><text:s text:c="6"/>概要<text:tab/>：<text:span text:style-name="T42">リンク要素の領域</text:span></text:p>
      <text:p text:style-name="P13">　　種別<text:tab/>：タグ</text:p>
      <text:p text:style-name="P2">　　親<text:tab/><text:tab/>：なし</text:p>
      <text:p text:style-name="P18">　　作成日<text:tab/>：<text:span text:style-name="T90">2015.01.12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13">　　プロパティ<text:tab/>：</text:p>
      <text:p text:style-name="P26"><text:tab/><text:span text:style-name="T42">text-decoration</text:span><text:span text:style-name="T29"><text:tab/></text:span><text:span text:style-name="T28">：</text:span><text:span text:style-name="T29">none</text:span><text:span text:style-name="T28"><text:tab/><text:tab/><text:tab/>：</text:span><text:span text:style-name="T29">下線を消す</text:span></text:p>
      <text:p text:style-name="P26"/>
      <text:p text:style-name="P26">　　③<text:span text:style-name="T85"> *:focus</text:span></text:p>
      <text:p text:style-name="P13"><text:s text:c="6"/>概要<text:tab/>：<text:span text:style-name="T82">全ての要素が対象となる。フォーカスが当たったときのレスポンス。</text:span></text:p>
      <text:p text:style-name="P13">　　種別<text:tab/>：</text:p>
      <text:p text:style-name="P2">　　親<text:tab/><text:tab/>：なし</text:p>
      <text:p text:style-name="P18">　　作成日<text:tab/>：<text:span text:style-name="T90">2015.01.12</text:span></text:p>
      <text:p text:style-name="P2">　　設計者<text:tab/>：<text:span text:style-name="T41">T.Yamamoto</text:span></text:p>
      <text:p text:style-name="P9">　　作成者<text:tab/>：<text:span text:style-name="T41">T.Yamamoto</text:span></text:p>
      <text:p text:style-name="P13">　　プロパティ<text:tab/>：</text:p>
      <text:p text:style-name="P22"><text:span text:style-name="T64"><text:tab/></text:span><text:span text:style-name="T65">outline</text:span><text:span text:style-name="T38"><text:tab/></text:span><text:span text:style-name="T39"><text:tab/>：</text:span><text:span text:style-name="T40">none</text:span><text:span text:style-name="T39"><text:tab/><text:tab/><text:tab/>：</text:span><text:span text:style-name="T40">表示される青い枠線を消す</text:span></text:p>
      <text:p text:style-name="P26"/>
      <text:p text:style-name="P26">　　④<text:span text:style-name="T27">input</text:span></text:p>
      <text:p text:style-name="P13"><text:s text:c="6"/>概要<text:tab/>：<text:span text:style-name="T42">入力フォームの要素</text:span></text:p>
      <text:p text:style-name="P13">　　種別<text:tab/>：タグ</text:p>
      <text:p text:style-name="P2">　　親<text:tab/><text:tab/>：なし</text:p>
      <text:p text:style-name="P18"><text:soft-page-break/>　　作成日<text:tab/>：<text:span text:style-name="T90">2015.01.12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13">　　プロパティ<text:tab/>：</text:p>
      <text:p text:style-name="P20"><text:tab/><text:span text:style-name="T42">background<text:tab/>：#FFF<text:tab/><text:tab/><text:tab/>：灰色になる場合があるので白くする</text:span></text:p>
      <text:p text:style-name="P20"><text:span text:style-name="T7"><text:tab/></text:span><text:span text:style-name="T8">vertical-align</text:span><text:span text:style-name="T28"><text:tab/>：</text:span><text:span text:style-name="T30">middle</text:span><text:span text:style-name="T28"><text:tab/><text:tab/>：</text:span><text:span text:style-name="T30">高さを親要素の中心に合わせる</text:span></text:p>
      <text:p text:style-name="P26"/>
      <text:p text:style-name="P38">　　⑤<text:span text:style-name="T27">label</text:span></text:p>
      <text:p text:style-name="P16"><text:s text:c="6"/>概要<text:tab/>：<text:span text:style-name="T79">テキストボックスなどにつけるlabel領域</text:span></text:p>
      <text:p text:style-name="P16">　　種別<text:tab/>：タグ</text:p>
      <text:p text:style-name="P9">　　親<text:tab/><text:tab/>：なし</text:p>
      <text:p text:style-name="P18">　　作成日<text:tab/>：<text:span text:style-name="T90">2015.01.12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6">　　プロパティ<text:tab/>：</text:p>
      <text:p text:style-name="P23"><text:tab/><text:span text:style-name="T42">background<text:tab/>：#FFF<text:tab/><text:tab/><text:tab/>：灰色になる場合があるので白くする</text:span></text:p>
      <text:p text:style-name="P23"><text:span text:style-name="T7"><text:tab/></text:span><text:span text:style-name="T8">vertical-align</text:span><text:span text:style-name="T28"><text:tab/>：</text:span><text:span text:style-name="T30">middle</text:span><text:span text:style-name="T28"><text:tab/><text:tab/>：</text:span><text:span text:style-name="T30">高さを親要素の中心に合わせる</text:span></text:p>
      <text:p text:style-name="P38"/>
      <text:p text:style-name="P38">　　⑥<text:span text:style-name="T79">input, label, button, select</text:span></text:p>
      <text:p text:style-name="P16"><text:s text:c="6"/>概要<text:tab/>：<text:span text:style-name="T79">コンテンツの高さを設定する</text:span></text:p>
      <text:p text:style-name="P16">　　種別<text:tab/>：タグ</text:p>
      <text:p text:style-name="P9">　　親<text:tab/><text:tab/>：なし</text:p>
      <text:p text:style-name="P18">　　作成日<text:tab/>：<text:span text:style-name="T90">2015.01.12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6">　　プロパティ<text:tab/>：</text:p>
      <text:p text:style-name="P23"><text:tab/><text:span text:style-name="T79">height<text:tab/><text:tab/>：31px<text:tab/><text:tab/><text:tab/>：コンテンツの高さを31pxにする</text:span></text:p>
      <text:p text:style-name="P38"/>
      <text:p text:style-name="P38">　　⑦<text:span text:style-name="T79">ul</text:span></text:p>
      <text:p text:style-name="P16"><text:s text:c="6"/>概要<text:tab/>：<text:span text:style-name="T79">箇条書きの領域</text:span></text:p>
      <text:p text:style-name="P16">　　種別<text:tab/>：タグ</text:p>
      <text:p text:style-name="P9">　　親<text:tab/><text:tab/>：なし</text:p>
      <text:p text:style-name="P18">　　作成日<text:tab/>：<text:span text:style-name="T90">2015.01.13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6">　　プロパティ<text:tab/>：</text:p>
      <text:p text:style-name="P38"><text:tab/><text:span text:style-name="T79">margin<text:tab/><text:tab/>：0<text:tab/><text:tab/><text:tab/>：余白を0にする</text:span></text:p>
      <text:p text:style-name="P72"><text:tab/>padding<text:tab/><text:tab/>：0<text:tab/><text:tab/><text:tab/>：要素の広がりを0にする</text:p>
      <text:p text:style-name="P26"/>
      <text:p text:style-name="P38">　　⑧<text:span text:style-name="T79">ul li</text:span></text:p>
      <text:p text:style-name="P16"><text:s text:c="6"/>概要<text:tab/>：<text:span text:style-name="T79">テキストボックスなどにつけるlabel領域</text:span></text:p>
      <text:p text:style-name="P16">　　種別<text:tab/>：<text:span text:style-name="T79">箇条書きの個々の領域</text:span></text:p>
      <text:p text:style-name="P9">　　親<text:tab/><text:tab/>：なし</text:p>
      <text:p text:style-name="P18">　　作成日<text:tab/>：<text:span text:style-name="T90">2015.01.13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6">　　プロパティ<text:tab/>：</text:p>
      <text:p text:style-name="P38"><text:tab/><text:span text:style-name="T79">list-style<text:tab/><text:tab/>：none<text:tab/><text:tab/><text:tab/>：黒丸をつけない</text:span></text:p>
      <text:p text:style-name="P38"/>
      <text:p text:style-name="P38">　　<text:span text:style-name="T79">⑨button</text:span></text:p>
      <text:p text:style-name="P16"><text:s text:c="6"/>概要<text:tab/>：ボタン<text:span text:style-name="T79">領域</text:span></text:p>
      <text:p text:style-name="P16">　　種別<text:tab/>：タグ</text:p>
      <text:p text:style-name="P9">　　親<text:tab/><text:tab/>：なし</text:p>
      <text:p text:style-name="P18">　　作成日<text:tab/>：<text:span text:style-name="T90">2015.01.13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6">　　プロパティ<text:tab/>：</text:p>
      <text:p text:style-name="P72"><text:tab/>color<text:tab/><text:tab/>：#555<text:tab/><text:tab/>：色を少し薄めの黒にする</text:p>
      <text:p text:style-name="P38"/>
      <text:p text:style-name="P29">　　➉<text:span text:style-name="T80">button:hover</text:span></text:p>
      <text:p text:style-name="P17"><text:s text:c="6"/>概要<text:tab/>：<text:span text:style-name="T80">ボタンにマウスオーバー時のレイアウト</text:span></text:p>
      <text:p text:style-name="P16">　　種別<text:tab/>：タグ</text:p>
      <text:p text:style-name="P9">　　親<text:tab/><text:tab/>：なし</text:p>
      <text:p text:style-name="P18"><text:soft-page-break/>　　作成日<text:tab/>：<text:span text:style-name="T90">2015.01.13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6">　　プロパティ<text:tab/>：</text:p>
      <text:p text:style-name="P73"><text:tab/>cursor<text:tab/><text:tab/>：pointer<text:tab/><text:tab/><text:tab/>：カーソルをリンクのポインターにする</text:p>
      <text:p text:style-name="P73"><text:tab/>opacity<text:tab/><text:tab/>：0.4<text:tab/><text:tab/><text:tab/><text:tab/>：要素の透過度を40%にする</text:p>
      <text:p text:style-name="P26"/>
      <text:p text:style-name="P29">　<text:span text:style-name="T88">10</text:span>)　グリッド<text:span text:style-name="T75">レイアウト</text:span></text:p>
      <text:p text:style-name="P26">　　①<text:span text:style-name="T27">.grid1</text:span></text:p>
      <text:p text:style-name="P91"><text:s text:c="6"/>概要<text:tab/>：<text:span text:style-name="T43">グリッド1つ分のレイアウト</text:span></text:p>
      <text:p text:style-name="P91">　　種別<text:tab/>：クラス</text:p>
      <text:p text:style-name="P80">　　親<text:tab/><text:tab/>：なし</text:p>
      <text:p text:style-name="P18">　　作成日<text:tab/>：<text:span text:style-name="T90">2015.01.17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91">　　プロパティ<text:tab/>：</text:p>
      <text:p text:style-name="P49"><text:tab/>width<text:tab/><text:tab/>：32px<text:tab/><text:tab/><text:tab/>：1グリッドの幅。</text:p>
      <text:p text:style-name="P133"/>
      <text:p text:style-name="P26">　　②<text:span text:style-name="T27">.grid2</text:span></text:p>
      <text:p text:style-name="P91"><text:s text:c="6"/>概要<text:tab/>：<text:span text:style-name="T43">グリッド2つ分のレイアウト</text:span></text:p>
      <text:p text:style-name="P91">　　種別<text:tab/>：クラス</text:p>
      <text:p text:style-name="P80">　　親<text:tab/><text:tab/>：なし</text:p>
      <text:p text:style-name="P18">　　作成日<text:tab/>：<text:span text:style-name="T90">2015.01.17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91">　　プロパティ<text:tab/>：</text:p>
      <text:p text:style-name="P49"><text:tab/>width<text:tab/><text:tab/>：64px<text:tab/><text:tab/><text:tab/>：2グリッドの幅。</text:p>
      <text:p text:style-name="P128"/>
      <text:p text:style-name="P29">　　③<text:span text:style-name="T27">.grid3</text:span></text:p>
      <text:p text:style-name="P101"><text:s text:c="6"/>概要<text:tab/>：<text:span text:style-name="T43">グリッド3つ分のレイアウト</text:span></text:p>
      <text:p text:style-name="P101">　　種別<text:tab/>：クラス</text:p>
      <text:p text:style-name="P88">　　親<text:tab/><text:tab/>：なし</text:p>
      <text:p text:style-name="P18">　　作成日<text:tab/>：<text:span text:style-name="T90">2015.01.17</text:span></text:p>
      <text:p text:style-name="P10">　　設計者<text:tab/>：<text:span text:style-name="T41">T.Yamamoto</text:span></text:p>
      <text:p text:style-name="P10">　　作成者<text:tab/>：<text:span text:style-name="T41">T.Yamamoto</text:span></text:p>
      <text:p text:style-name="P101">　　プロパティ<text:tab/>：</text:p>
      <text:p text:style-name="P130"><text:tab/>width<text:tab/><text:tab/>：96px<text:tab/><text:tab/><text:tab/>：3グリッドの幅。</text:p>
      <text:p text:style-name="P130"/>
      <text:p text:style-name="P29">　　④<text:span text:style-name="T27">.grid5</text:span></text:p>
      <text:p text:style-name="P101"><text:s text:c="6"/>概要<text:tab/>：<text:span text:style-name="T43">グリッド5つ分のレイアウト</text:span></text:p>
      <text:p text:style-name="P101">　　種別<text:tab/>：クラス</text:p>
      <text:p text:style-name="P88">　　親<text:tab/><text:tab/>：なし</text:p>
      <text:p text:style-name="P18">　　作成日<text:tab/>：<text:span text:style-name="T90">2015.01.17</text:span></text:p>
      <text:p text:style-name="P10">　　設計者<text:tab/>：<text:span text:style-name="T41">T.Yamamoto</text:span></text:p>
      <text:p text:style-name="P10">　　作成者<text:tab/>：<text:span text:style-name="T41">T.Yamamoto</text:span></text:p>
      <text:p text:style-name="P101">　　プロパティ<text:tab/>：</text:p>
      <text:p text:style-name="P130"><text:tab/>width<text:tab/><text:tab/>：160px<text:tab/><text:tab/>：5グリッドの幅。</text:p>
      <text:p text:style-name="P128"/>
      <text:p text:style-name="P29">　　⑤<text:span text:style-name="T27">.grid9</text:span></text:p>
      <text:p text:style-name="P101"><text:s text:c="6"/>概要<text:tab/>：<text:span text:style-name="T43">グリッド9つ分のレイアウト</text:span></text:p>
      <text:p text:style-name="P101">　　種別<text:tab/>：クラス</text:p>
      <text:p text:style-name="P88">　　親<text:tab/><text:tab/>：なし</text:p>
      <text:p text:style-name="P18">　　作成日<text:tab/>：<text:span text:style-name="T90">2015.01.17</text:span></text:p>
      <text:p text:style-name="P10">　　設計者<text:tab/>：<text:span text:style-name="T41">T.Yamamoto</text:span></text:p>
      <text:p text:style-name="P10">　　作成者<text:tab/>：<text:span text:style-name="T41">T.Yamamoto</text:span></text:p>
      <text:p text:style-name="P101">　　プロパティ<text:tab/>：</text:p>
      <text:p text:style-name="P130"><text:tab/>width<text:tab/><text:tab/>：288px<text:tab/><text:tab/>：9グリッドの幅。</text:p>
      <text:p text:style-name="P129"/>
      <text:p text:style-name="P26">　　⑨<text:span text:style-name="T27">.grid10</text:span></text:p>
      <text:p text:style-name="P91"><text:s text:c="6"/>概要<text:tab/>：<text:span text:style-name="T43">グリッド10個分のレイアウト</text:span></text:p>
      <text:p text:style-name="P91">　　種別<text:tab/>：クラス</text:p>
      <text:p text:style-name="P80">　　親<text:tab/><text:tab/>：なし</text:p>
      <text:p text:style-name="P18">　　作成日<text:tab/>：<text:span text:style-name="T90">2015.01.17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91">　　プロパティ<text:tab/>：</text:p>
      <text:p text:style-name="P49"><text:tab/>width<text:tab/><text:tab/>：325px<text:tab/><text:tab/>：10グリッドの幅。</text:p>
      <text:p text:style-name="P135"/>
      <text:p text:style-name="P39">　<text:span text:style-name="T88">11</text:span>)　共通クラス<text:span text:style-name="T75">レイアウト</text:span></text:p>
      <text:p text:style-name="P39">　　①<text:span text:style-name="T88">.clearfix:after</text:span></text:p>
      <text:p text:style-name="P102"><text:s text:c="6"/>概要<text:tab/>：<text:span text:style-name="T53">子要素にfloatがあったときに親要素の高さを認識させるためのレイアウト</text:span></text:p>
      <text:p text:style-name="P102">　　種別<text:tab/>：クラス</text:p>
      <text:p text:style-name="P89">　　親<text:tab/><text:tab/>：なし</text:p>
      <text:p text:style-name="P18">　　作成日<text:tab/>：<text:span text:style-name="T90">2015.01.19</text:span></text:p>
      <text:p text:style-name="P11">　　設計者<text:tab/>：<text:span text:style-name="T41">T.Yamamoto</text:span></text:p>
      <text:p text:style-name="P11">　　作成者<text:tab/>：<text:span text:style-name="T41">T.Yamamoto</text:span></text:p>
      <text:p text:style-name="P102">　　プロパティ<text:tab/>：</text:p>
      <text:p text:style-name="P131"><text:tab/><text:span text:style-name="T88">content</text:span><text:tab/><text:tab/>：<text:span text:style-name="T88">" "</text:span><text:tab/><text:tab/>：<text:span text:style-name="T88">場所をとらない形で要素を存在させる</text:span></text:p>
      <text:p text:style-name="P131"><text:tab/><text:span text:style-name="T88">clear</text:span><text:tab/><text:tab/>：<text:span text:style-name="T88">both</text:span><text:tab/><text:tab/>：<text:span text:style-name="T88">回り込み防止する</text:span></text:p>
      <text:p text:style-name="P131"><text:tab/><text:span text:style-name="T88">display</text:span><text:tab/><text:tab/>：<text:span text:style-name="T88">block</text:span><text:tab/><text:tab/>：<text:span text:style-name="T88">必ずブロックとして扱う</text:span></text:p>
      <text:p text:style-name="P131"><text:tab/><text:span text:style-name="T88">height</text:span><text:tab/><text:tab/>：<text:span text:style-name="T88">"0 "</text:span><text:tab/><text:tab/>：<text:span text:style-name="T88">後に存在する要素の高さを0にする</text:span></text:p>
      <text:p text:style-name="P131"><text:tab/><text:span text:style-name="T88">visibility</text:span><text:tab/><text:tab/>：<text:span text:style-name="T88">hidden</text:span><text:tab/>：<text:span text:style-name="T88">表示しない</text:span></text:p>
      <text:p text:style-name="P131"/>
      <text:p text:style-name="P39">　　②<text:span text:style-name="T88">.left</text:span></text:p>
      <text:p text:style-name="P102"><text:soft-page-break/><text:s text:c="6"/>概要<text:tab/>：<text:span text:style-name="T53">左に回り込みするためのクラス</text:span></text:p>
      <text:p text:style-name="P102">　　種別<text:tab/>：クラス</text:p>
      <text:p text:style-name="P89">　　親<text:tab/><text:tab/>：なし</text:p>
      <text:p text:style-name="P18">　　作成日<text:tab/>：<text:span text:style-name="T90">2015.01.19</text:span></text:p>
      <text:p text:style-name="P11">　　設計者<text:tab/>：<text:span text:style-name="T41">T.Yamamoto</text:span></text:p>
      <text:p text:style-name="P11">　　作成者<text:tab/>：<text:span text:style-name="T41">T.Yamamoto</text:span></text:p>
      <text:p text:style-name="P102">　　プロパティ<text:tab/>：</text:p>
      <text:p text:style-name="P131"><text:tab/><text:span text:style-name="T88">float</text:span><text:tab/><text:tab/>：<text:span text:style-name="T88">left</text:span><text:tab/><text:tab/>：<text:span text:style-name="T88">左側に回り込みする</text:span></text:p>
      <text:p text:style-name="P131"/>
      <text:p text:style-name="P39">　　③.right</text:p>
      <text:p text:style-name="P102"><text:s text:c="6"/>概要<text:tab/>：右<text:span text:style-name="T53">に回り込みするためのクラス</text:span></text:p>
      <text:p text:style-name="P102">　　種別<text:tab/>：クラス</text:p>
      <text:p text:style-name="P89">　　親<text:tab/><text:tab/>：なし</text:p>
      <text:p text:style-name="P18">　　作成日<text:tab/>：<text:span text:style-name="T90">2015.01.19</text:span></text:p>
      <text:p text:style-name="P11">　　設計者<text:tab/>：<text:span text:style-name="T41">T.Yamamoto</text:span></text:p>
      <text:p text:style-name="P11">　　作成者<text:tab/>：<text:span text:style-name="T41">T.Yamamoto</text:span></text:p>
      <text:p text:style-name="P102">　　プロパティ<text:tab/>：</text:p>
      <text:p text:style-name="P131"><text:tab/><text:span text:style-name="T88">float</text:span><text:tab/><text:tab/>：right<text:tab/><text:tab/>：右<text:span text:style-name="T88">側に回り込みする</text:span></text:p>
      <text:p text:style-name="P131"/>
      <text:p text:style-name="P40">　　④.clear</text:p>
      <text:p text:style-name="P103"><text:s text:c="6"/>概要<text:tab/>：<text:span text:style-name="T54">回り込みをなくすためのクラス</text:span></text:p>
      <text:p text:style-name="P103">　　種別<text:tab/>：クラス</text:p>
      <text:p text:style-name="P90">　　親<text:tab/><text:tab/>：なし</text:p>
      <text:p text:style-name="P18">　　作成日<text:tab/>：<text:span text:style-name="T90">2015.01.19</text:span></text:p>
      <text:p text:style-name="P12">　　設計者<text:tab/>：<text:span text:style-name="T41">T.Yamamoto</text:span></text:p>
      <text:p text:style-name="P12">　　作成者<text:tab/>：<text:span text:style-name="T41">T.Yamamoto</text:span></text:p>
      <text:p text:style-name="P103">　　プロパティ<text:tab/>：</text:p>
      <text:p text:style-name="P132"><text:tab/><text:span text:style-name="T89">padding-top</text:span><text:tab/>：<text:span text:style-name="T89">10px</text:span><text:tab/><text:tab/>：<text:span text:style-name="T89">上から10px要素の幅を広げる</text:span></text:p>
      <text:p text:style-name="P132"><text:tab/><text:span text:style-name="T89">clear</text:span><text:tab/><text:tab/>：<text:span text:style-name="T89">both</text:span><text:tab/><text:tab/>：<text:span text:style-name="T89">回り込みをなくす</text:span></text:p>
      <text:p text:style-name="P132"/>
      <text:p text:style-name="P40">　　⑤<text:span text:style-name="T89">.buttonImage:hover</text:span></text:p>
      <text:p text:style-name="P103"><text:s text:c="6"/>概要<text:tab/>：<text:span text:style-name="T54">画像ボタンにマウスオーバーしたときのスタイル</text:span></text:p>
      <text:p text:style-name="P103">　　種別<text:tab/>：クラス</text:p>
      <text:p text:style-name="P90">　　親<text:tab/><text:tab/>：なし</text:p>
      <text:p text:style-name="P18">　　作成日<text:tab/>：<text:span text:style-name="T90">2015.01.19</text:span></text:p>
      <text:p text:style-name="P12">　　設計者<text:tab/>：<text:span text:style-name="T41">T.Yamamoto</text:span></text:p>
      <text:p text:style-name="P12">　　作成者<text:tab/>：<text:span text:style-name="T41">T.Yamamoto</text:span></text:p>
      <text:p text:style-name="P103">　　プロパティ<text:tab/>：</text:p>
      <text:p text:style-name="P132"><text:tab/><text:span text:style-name="T89">opacity<text:tab/></text:span><text:tab/>：0.65<text:tab/><text:tab/>：<text:span text:style-name="T89">要素の透過度を65%にす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ＭＳ 明朝1" svg:font-family="'ＭＳ 明朝'" style:font-family-generic="roman"/>
    <style:font-face style:name="メイリオ2" svg:font-family="メイリオ" style:font-adornments="標準" style:font-pitch="variable"/>
    <style:font-face style:name="ＭＳ 明朝" svg:font-family="'ＭＳ 明朝'" style:font-pitch="variable"/>
    <style:font-face style:name="ＭＳ Ｐ明朝1" svg:font-family="'ＭＳ Ｐ明朝'" style:font-pitch="variable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ボルグドキュメントスタイル" style:family="paragraph" style:parent-style-name="Contents_20_9">
      <style:text-properties style:font-name="メイリオ1" fo:font-family="メイリオ" style:font-style-name="レギュラー" style:font-family-generic="modern" style:font-pitch="variable" fo:font-size="9pt" style:font-name-asian="メイリオ1" style:font-family-asian="メイリオ" style:font-style-name-asian="レギュラー" style:font-family-generic-asian="modern" style:font-pitch-asian="variable" style:font-size-asian="9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中項目_3000_要約" style:display-name="中項目　要約" style:family="paragraph" style:parent-style-name="Standard">
      <style:paragraph-properties fo:margin-left="0.741cm" fo:margin-right="0cm" fo:text-indent="-0.37cm" style:auto-text-indent="false">
        <style:tab-stops/>
      </style:paragraph-properties>
      <style:text-properties style:font-name="メイリオ2" fo:font-family="メイリオ" style:font-style-name="標準" style:font-pitch="variable" fo:font-size="8pt" style:font-name-asian="メイリオ2" style:font-family-asian="メイリオ" style:font-style-name-asian="標準" style:font-pitch-asian="variable" style:font-size-asian="8pt"/>
    </style:style>
    <style:style style:name="大項目_3000_要約" style:display-name="大項目　要約" style:family="paragraph" style:parent-style-name="中項目_3000_要約">
      <style:paragraph-properties fo:margin-left="0.37cm" fo:margin-right="0cm" fo:line-height="0.388cm" fo:text-align="start" style:justify-single-word="false" fo:text-indent="-0.37cm" style:auto-text-indent="false">
        <style:tab-stops/>
      </style:paragraph-properties>
      <style:text-properties style:font-name="メイリオ" fo:font-family="メイリオ" style:font-family-generic="modern" style:font-pitch="variable" fo:font-size="9pt" fo:font-style="normal" fo:font-weight="bold" officeooo:rsid="000f9db4" style:font-name-asian="メイリオ" style:font-family-asian="メイリオ" style:font-family-generic-asian="modern" style:font-pitch-asian="variable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22:23:42.685000000</meta:creation-date>
    <dc:date>2015-05-25T23:31:43.990433000</dc:date>
    <meta:editing-duration>P1DT1H42M59S</meta:editing-duration>
    <meta:editing-cycles>53</meta:editing-cycles>
    <meta:generator>LibreOffice/4.3.2.2$MacOSX_X86_64 LibreOffice_project/edfb5295ba211bd31ad47d0bad0118690f76407d</meta:generator>
    <meta:print-date>2015-05-23T19:34:09.554028000</meta:print-date>
    <meta:document-statistic meta:table-count="0" meta:image-count="0" meta:object-count="0" meta:page-count="18" meta:paragraph-count="927" meta:word-count="6013" meta:character-count="17956" meta:non-whitespace-character-count="14429"/>
  </office:meta>
</office:document-meta>
</file>